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JetBrains Mono" svg:font-family="'JetBrains Mono'" style:font-family-generic="roman" style:font-pitch="variable"/>
    <style:font-face style:name="JetBrainsMono NF" svg:font-family="'JetBrainsMono NF'"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mana2000" svg:font-family="Vemana2000" style:font-adornments="Itálica" style:font-pitch="variable"/>
    <style:font-face style:name="Vemana20001" svg:font-family="Vemana2000" style:font-adornments="Normal" style:font-pitch="variable"/>
    <style:font-face style:name="arial" svg:font-family="arial" style:font-adornments="Normal" style:font-family-generic="swiss"/>
  </office:font-face-decls>
  <office:automatic-styles>
    <style:style style:name="P1" style:family="paragraph" style:parent-style-name="Header">
      <style:text-properties officeooo:rsid="00217393" officeooo:paragraph-rsid="0029b662"/>
    </style:style>
    <style:style style:name="P2" style:family="paragraph" style:parent-style-name="Table_20_Contents">
      <style:paragraph-properties fo:text-align="end" style:justify-single-word="false"/>
      <style:text-properties officeooo:rsid="00221841" officeooo:paragraph-rsid="00221841"/>
    </style:style>
    <style:style style:name="P3" style:family="paragraph" style:parent-style-name="Text_20_body">
      <style:paragraph-properties fo:line-height="115%"/>
    </style:style>
    <style:style style:name="P4" style:family="paragraph" style:parent-style-name="Text_20_body">
      <style:text-properties fo:font-variant="small-caps" fo:color="#000000" loext:opacity="100%" style:text-line-through-style="none" style:text-line-through-type="none" style:font-name="Vemana20001" fo:font-size="28pt" style:text-underline-style="none" fo:font-weight="bold" officeooo:rsid="00217393" style:font-name-asian="Noto Sans CJK SC" style:font-size-asian="28pt" style:font-weight-asian="bold" style:font-name-complex="Lohit Devanagari1" style:font-size-complex="28pt" style:font-weight-complex="bold"/>
    </style:style>
    <style:style style:name="P5" style:family="paragraph" style:parent-style-name="Title">
      <style:text-properties fo:font-variant="small-caps" fo:color="#000000" loext:opacity="100%" style:text-line-through-style="none" style:text-line-through-type="none" style:font-name="Vemana20001" fo:font-size="28pt" style:text-underline-style="none" fo:font-weight="bold" officeooo:rsid="00217393" style:font-name-asian="Noto Sans CJK SC" style:font-size-asian="28pt" style:font-weight-asian="bold" style:font-name-complex="Lohit Devanagari1" style:font-size-complex="28pt" style:font-weight-complex="bold"/>
    </style:style>
    <style:style style:name="P6" style:family="paragraph" style:parent-style-name="Title">
      <style:text-properties fo:font-variant="small-caps" fo:color="#000000" loext:opacity="100%" style:text-line-through-style="none" style:text-line-through-type="none" style:font-name="Vemana20001" fo:font-size="28pt" style:text-underline-style="none" fo:font-weight="bold" officeooo:rsid="003a08bc" officeooo:paragraph-rsid="003a08bc" style:font-name-asian="Noto Sans CJK SC" style:font-size-asian="28pt" style:font-weight-asian="bold" style:font-name-complex="Lohit Devanagari1" style:font-size-complex="28pt" style:font-weight-complex="bold"/>
    </style:style>
    <style:style style:name="P7" style:family="paragraph" style:parent-style-name="Contents_20_1">
      <style:paragraph-properties>
        <style:tab-stops>
          <style:tab-stop style:position="6.6929in" style:type="right" style:leader-style="dotted" style:leader-text="."/>
        </style:tab-stops>
      </style:paragraph-properties>
    </style:style>
    <style:style style:name="P8" style:family="paragraph" style:parent-style-name="Contents_20_2">
      <style:paragraph-properties>
        <style:tab-stops>
          <style:tab-stop style:position="6.6929in" style:type="right" style:leader-style="dotted" style:leader-text="."/>
        </style:tab-stops>
      </style:paragraph-properties>
    </style:style>
    <style:style style:name="P9" style:family="paragraph" style:parent-style-name="Contents_20_3">
      <style:paragraph-properties>
        <style:tab-stops>
          <style:tab-stop style:position="6.6929in" style:type="right" style:leader-style="dotted" style:leader-text="."/>
        </style:tab-stops>
      </style:paragraph-properties>
    </style:style>
    <style:style style:name="P10" style:family="paragraph" style:parent-style-name="Table_20_Contents">
      <style:paragraph-properties fo:text-align="end" style:justify-single-word="false"/>
      <style:text-properties officeooo:rsid="003a08bc" officeooo:paragraph-rsid="003a08bc"/>
    </style:style>
    <style:style style:name="P11" style:family="paragraph" style:parent-style-name="Table_20_Contents" style:master-page-name="First_20_Page">
      <style:paragraph-properties fo:text-align="end" style:justify-single-word="false" style:page-number="auto"/>
      <style:text-properties officeooo:rsid="0024826b" officeooo:paragraph-rsid="003a08bc"/>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2">
      <style:paragraph-properties>
        <style:tab-stops>
          <style:tab-stop style:position="6.6929in" style:type="right" style:leader-style="dotted" style:leader-text="."/>
        </style:tab-stops>
      </style:paragraph-properties>
    </style:style>
    <style:style style:name="P14" style:family="paragraph" style:parent-style-name="Contents_20_3">
      <style:paragraph-properties>
        <style:tab-stops>
          <style:tab-stop style:position="6.6929in" style:type="right" style:leader-style="dotted" style:leader-text="."/>
        </style:tab-stops>
      </style:paragraph-properties>
    </style:style>
    <style:style style:name="P15" style:family="paragraph" style:parent-style-name="Contents_20_4">
      <style:paragraph-properties>
        <style:tab-stops>
          <style:tab-stop style:position="6.6929in" style:type="right" style:leader-style="dotted" style:leader-text="."/>
        </style:tab-stops>
      </style:paragraph-properties>
    </style:style>
    <style:style style:name="P16" style:family="paragraph" style:parent-style-name="Contents_20_Heading" style:master-page-name="Standard">
      <style:paragraph-properties style:page-number="auto"/>
    </style:style>
    <style:style style:name="P17" style:family="paragraph" style:parent-style-name="Heading_20_1" style:master-page-name="Standard">
      <style:paragraph-properties style:page-number="auto"/>
      <style:text-properties officeooo:rsid="002ca5ea" officeooo:paragraph-rsid="002ca5ea"/>
    </style:style>
    <style:style style:name="P18" style:family="paragraph" style:parent-style-name="Heading_20_2">
      <style:text-properties officeooo:rsid="0034d7ab" officeooo:paragraph-rsid="0034d7ab"/>
    </style:style>
    <style:style style:name="P19" style:family="paragraph" style:parent-style-name="Heading_20_2">
      <style:text-properties officeooo:rsid="00408625" officeooo:paragraph-rsid="00408625"/>
    </style:style>
    <style:style style:name="P20" style:family="paragraph" style:parent-style-name="Heading_20_3">
      <style:text-properties officeooo:rsid="0034d7ab" officeooo:paragraph-rsid="0034d7ab"/>
    </style:style>
    <style:style style:name="P21" style:family="paragraph" style:parent-style-name="Heading_20_4">
      <style:text-properties officeooo:rsid="00408625" officeooo:paragraph-rsid="00408625"/>
    </style:style>
    <style:style style:name="P22" style:family="paragraph" style:parent-style-name="Standard">
      <style:text-properties style:font-name="JetBrainsMono NF" fo:font-size="10pt" officeooo:paragraph-rsid="00408625" style:font-size-asian="10pt" style:font-size-complex="10pt"/>
    </style:style>
    <style:style style:name="P23" style:family="paragraph" style:parent-style-name="Standard">
      <loext:graphic-properties draw:fill="solid" draw:fill-color="#1e1f22"/>
      <style:paragraph-properties fo:background-color="#1e1f22" fo:padding="0in" fo:border="none" style:shadow="none"/>
      <style:text-properties style:font-name="JetBrainsMono NF" fo:font-size="10pt" officeooo:paragraph-rsid="00408625" style:font-size-asian="10pt" style:font-size-complex="10pt"/>
    </style:style>
    <style:style style:name="P24" style:family="paragraph" style:parent-style-name="Standard">
      <loext:graphic-properties draw:fill="solid" draw:fill-color="#1e1f22"/>
      <style:paragraph-properties fo:background-color="#1e1f22" fo:padding="0in" fo:border="none" style:shadow="none"/>
      <style:text-properties style:font-name="JetBrainsMono NF"/>
    </style:style>
    <style:style style:name="P25" style:family="paragraph" style:parent-style-name="Standard">
      <loext:graphic-properties draw:fill="solid" draw:fill-color="#1e1f22"/>
      <style:paragraph-properties fo:background-color="#1e1f22" fo:padding="0in" fo:border="none" style:shadow="none"/>
    </style:style>
    <style:style style:name="P26" style:family="paragraph" style:parent-style-name="Text_20_body">
      <style:text-properties officeooo:rsid="00408625" officeooo:paragraph-rsid="00408625"/>
    </style:style>
    <style:style style:name="P27" style:family="paragraph" style:parent-style-name="Text_20_body">
      <style:text-properties style:font-name="JetBrainsMono NF" fo:font-size="10pt" officeooo:rsid="0034d7ab" officeooo:paragraph-rsid="0034d7ab" style:font-size-asian="10pt" style:font-size-complex="10pt"/>
    </style:style>
    <style:style style:name="P28" style:family="paragraph" style:parent-style-name="Text_20_body">
      <style:text-properties fo:font-weight="normal" officeooo:rsid="00408625" officeooo:paragraph-rsid="00408625" style:font-weight-asian="normal" style:font-weight-complex="normal"/>
    </style:style>
    <style:style style:name="T1" style:family="text">
      <style:text-properties officeooo:rsid="002ada16"/>
    </style:style>
    <style:style style:name="T2" style:family="text">
      <style:text-properties fo:color="#7f7f7f" loext:opacity="100%" style:font-name="arial" fo:font-size="10pt" officeooo:rsid="002ada16"/>
    </style:style>
    <style:style style:name="T3" style:family="text">
      <style:text-properties fo:color="#7f7f7f" loext:opacity="100%" style:font-name="arial" fo:font-size="10pt" officeooo:rsid="0029b662"/>
    </style:style>
    <style:style style:name="T4" style:family="text">
      <style:text-properties style:font-name="Liberation Serif"/>
    </style:style>
    <style:style style:name="T5" style:family="text">
      <style:text-properties officeooo:rsid="00408625"/>
    </style:style>
    <style:style style:name="T6" style:family="text">
      <style:text-properties fo:color="#bcbec4" loext:opacity="100%" fo:font-size="10pt" fo:font-style="normal" fo:font-weight="normal" style:font-size-asian="10pt" style:font-style-asian="normal" style:font-weight-asian="normal"/>
    </style:style>
    <style:style style:name="T7" style:family="text">
      <style:text-properties fo:color="#bcbec4" loext:opacity="100%" fo:font-size="10pt" fo:font-style="italic" fo:font-weight="normal" style:font-size-asian="10pt" style:font-style-asian="italic" style:font-weight-asian="normal"/>
    </style:style>
    <style:style style:name="T8" style:family="text">
      <style:text-properties fo:color="#bcbec4" loext:opacity="100%" style:font-name="JetBrains Mono" fo:font-size="10pt" fo:font-style="normal" fo:font-weight="normal" style:font-size-asian="10pt" style:font-style-asian="normal" style:font-weight-asian="normal"/>
    </style:style>
    <style:style style:name="T9" style:family="text">
      <style:text-properties fo:color="#bcbec4" loext:opacity="100%" style:font-name="JetBrainsMono NF" fo:font-size="10pt" fo:font-style="normal" fo:font-weight="normal" style:font-size-asian="10pt" style:font-style-asian="normal" style:font-weight-asian="normal"/>
    </style:style>
    <style:style style:name="T10" style:family="text">
      <style:text-properties fo:color="#bcbec4" loext:opacity="100%" style:font-name="JetBrainsMono NF" fo:font-size="10pt" style:font-size-asian="10pt"/>
    </style:style>
    <style:style style:name="T11" style:family="text">
      <style:text-properties fo:color="#bcbec4" loext:opacity="100%" fo:font-style="normal" fo:font-weight="normal" style:font-style-asian="normal" style:font-weight-asian="normal"/>
    </style:style>
    <style:style style:name="T12" style:family="text">
      <style:text-properties fo:color="#bcbec4" loext:opacity="100%" fo:font-style="italic" fo:font-weight="normal" style:font-style-asian="italic" style:font-weight-asian="normal"/>
    </style:style>
    <style:style style:name="T13" style:family="text">
      <style:text-properties fo:color="#cf8e6d" loext:opacity="100%" style:font-name="JetBrainsMono NF" fo:font-size="10pt" fo:font-style="normal" fo:font-weight="normal" style:font-size-asian="10pt" style:font-style-asian="normal" style:font-weight-asian="normal"/>
    </style:style>
    <style:style style:name="T14" style:family="text">
      <style:text-properties fo:color="#cf8e6d" loext:opacity="100%" fo:font-size="10pt" fo:font-style="normal" fo:font-weight="normal" style:font-size-asian="10pt" style:font-style-asian="normal" style:font-weight-asian="normal"/>
    </style:style>
    <style:style style:name="T15" style:family="text">
      <style:text-properties fo:color="#cf8e6d" loext:opacity="100%" fo:font-style="normal" fo:font-weight="normal" style:font-style-asian="normal" style:font-weight-asian="normal"/>
    </style:style>
    <style:style style:name="T16" style:family="text">
      <style:text-properties fo:color="#c77dbb" loext:opacity="100%" style:font-name="JetBrainsMono NF" fo:font-size="10pt" fo:font-style="italic" fo:font-weight="normal" style:font-size-asian="10pt" style:font-style-asian="italic" style:font-weight-asian="normal"/>
    </style:style>
    <style:style style:name="T17" style:family="text">
      <style:text-properties fo:color="#c77dbb" loext:opacity="100%" fo:font-size="10pt" fo:font-style="italic" fo:font-weight="normal" style:font-size-asian="10pt" style:font-style-asian="italic" style:font-weight-asian="normal"/>
    </style:style>
    <style:style style:name="T18" style:family="text">
      <style:text-properties fo:color="#c77dbb" loext:opacity="100%" fo:font-size="10pt" fo:font-style="normal" fo:font-weight="normal" style:font-size-asian="10pt" style:font-style-asian="normal" style:font-weight-asian="normal"/>
    </style:style>
    <style:style style:name="T19" style:family="text">
      <style:text-properties fo:color="#c77dbb" loext:opacity="100%" fo:font-style="italic" fo:font-weight="normal" style:font-style-asian="italic" style:font-weight-asian="normal"/>
    </style:style>
    <style:style style:name="T20" style:family="text">
      <style:text-properties fo:color="#c77dbb" loext:opacity="100%" fo:font-style="normal" fo:font-weight="normal" style:font-style-asian="normal" style:font-weight-asian="normal"/>
    </style:style>
    <style:style style:name="T21" style:family="text">
      <style:text-properties fo:color="#2aacb8" loext:opacity="100%" style:font-name="JetBrainsMono NF" fo:font-size="10pt" fo:font-style="normal" fo:font-weight="normal" style:font-size-asian="10pt" style:font-style-asian="normal" style:font-weight-asian="normal"/>
    </style:style>
    <style:style style:name="T22" style:family="text">
      <style:text-properties fo:color="#2aacb8" loext:opacity="100%" fo:font-size="10pt" fo:font-style="normal" fo:font-weight="normal" style:font-size-asian="10pt" style:font-style-asian="normal" style:font-weight-asian="normal"/>
    </style:style>
    <style:style style:name="T23" style:family="text">
      <style:text-properties fo:color="#2aacb8" loext:opacity="100%" fo:font-style="normal" fo:font-weight="normal" style:font-style-asian="normal" style:font-weight-asian="normal"/>
    </style:style>
    <style:style style:name="T24" style:family="text">
      <style:text-properties fo:color="#56a8f5" loext:opacity="100%" style:font-name="JetBrainsMono NF" fo:font-size="10pt" fo:font-style="normal" fo:font-weight="normal" style:font-size-asian="10pt" style:font-style-asian="normal" style:font-weight-asian="normal"/>
    </style:style>
    <style:style style:name="T25" style:family="text">
      <style:text-properties fo:color="#56a8f5" loext:opacity="100%" fo:font-size="10pt" fo:font-style="normal" fo:font-weight="normal" style:font-size-asian="10pt" style:font-style-asian="normal" style:font-weight-asian="normal"/>
    </style:style>
    <style:style style:name="T26" style:family="text">
      <style:text-properties fo:color="#56a8f5" loext:opacity="100%" fo:font-style="normal" fo:font-weight="normal" style:font-style-asian="normal" style:font-weight-asian="normal"/>
    </style:style>
    <style:style style:name="T27" style:family="text">
      <style:text-properties fo:color="#7a7e85" loext:opacity="100%" style:font-name="JetBrainsMono NF" fo:font-size="10pt" fo:font-style="normal" fo:font-weight="normal" style:font-size-asian="10pt" style:font-style-asian="normal" style:font-weight-asian="normal"/>
    </style:style>
    <style:style style:name="T28" style:family="text">
      <style:text-properties fo:color="#7a7e85" loext:opacity="100%" fo:font-size="10pt" fo:font-style="normal" fo:font-weight="normal" style:font-size-asian="10pt" style:font-style-asian="normal" style:font-weight-asian="normal"/>
    </style:style>
    <style:style style:name="T29" style:family="text">
      <style:text-properties fo:color="#7a7e85" loext:opacity="100%" fo:font-style="normal" fo:font-weight="normal" style:font-style-asian="normal" style:font-weight-asian="normal"/>
    </style:style>
    <style:style style:name="T30" style:family="text">
      <style:text-properties fo:color="#7a7e85" loext:opacity="100%" fo:font-style="normal" fo:font-weight="normal" style:font-style-asian="normal" style:font-weight-asian="normal" style:font-weight-complex="normal"/>
    </style:style>
    <style:style style:name="T31" style:family="text">
      <style:text-properties fo:color="#6aab73" loext:opacity="100%" style:font-name="JetBrainsMono NF" fo:font-size="10pt" fo:font-style="normal" fo:font-weight="normal" style:font-size-asian="10pt" style:font-style-asian="normal" style:font-weight-asian="normal"/>
    </style:style>
    <style:style style:name="T32" style:family="text">
      <style:text-properties fo:color="#6aab73" loext:opacity="100%" fo:font-size="10pt" fo:font-style="normal" fo:font-weight="normal" style:font-size-asian="10pt" style:font-style-asian="normal" style:font-weight-asian="normal"/>
    </style:style>
    <style:style style:name="T33" style:family="text">
      <style:text-properties fo:color="#6aab73" loext:opacity="100%" fo:font-style="normal" fo:font-weight="normal" style:font-style-asian="normal" style:font-weight-asian="normal"/>
    </style:style>
    <style:style style:name="T34" style:family="text">
      <style:text-properties fo:color="#5f826b" loext:opacity="100%" fo:font-size="10pt" fo:font-style="italic" fo:font-weight="normal" style:font-size-asian="10pt" style:font-style-asian="italic" style:font-weight-asian="normal"/>
    </style:style>
    <style:style style:name="T35" style:family="text">
      <style:text-properties fo:color="#5f826b" loext:opacity="100%" fo:font-style="italic" fo:font-weight="normal" style:font-style-asian="italic" style:font-weight-asian="normal"/>
    </style:style>
    <style:style style:name="T36" style:family="text">
      <style:text-properties fo:color="#b3ae60" loext:opacity="100%" fo:font-size="10pt" fo:font-style="normal" fo:font-weight="normal" style:font-size-asian="10pt" style:font-style-asian="normal" style:font-weight-asian="normal"/>
    </style:style>
    <style:style style:name="T37" style:family="text">
      <style:text-properties fo:color="#b3ae60" loext:opacity="100%" fo:font-style="normal" fo:font-weight="normal" style:font-style-asian="normal" style:font-weight-asian="normal"/>
    </style:style>
    <style:style style:name="T38" style:family="text">
      <style:text-properties fo:color="#67a37c" loext:opacity="100%" fo:font-size="10pt" fo:font-style="italic" fo:font-weight="normal" style:font-size-asian="10pt" style:font-style-asian="italic" style:font-weight-asian="normal"/>
    </style:style>
    <style:style style:name="T39" style:family="text">
      <style:text-properties fo:color="#abadb3" loext:opacity="100%" fo:font-size="10pt" fo:font-style="italic" fo:font-weight="normal" style:font-size-asian="10pt" style:font-style-asian="italic" style:font-weight-asian="normal"/>
    </style:style>
    <style:style style:name="T40" style:family="text">
      <style:text-properties style:font-name="JetBrainsMono NF"/>
    </style:style>
    <style:style style:name="T41"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Marquina Meseguer, Alfredo </text:p>
      <text:p text:style-name="P10">Programación Concurrente y Distribuida</text:p>
      <text:p text:style-name="P10">Grupo 2, Subgrupo 2</text:p>
      <text:p text:style-name="P10">Junio 23/24</text:p>
      <text:p text:style-name="P10">Martínez España, Raquel </text:p>
      <text:p text:style-name="P4"/>
      <text:p text:style-name="P5"/>
      <text:p text:style-name="P5"/>
      <text:p text:style-name="P4"/>
      <text:p text:style-name="P6">Proyecto Programación Concurrente Y Distribuid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6">Índice</text:p>
          </text:index-title>
          <text:p text:style-name="P12"><text:a xlink:type="simple" xlink:href="#__RefHeading___Toc344_2849791591" text:style-name="Index_20_Link" text:visited-style-name="Index_20_Link">1 Ejercicio 4<text:tab/>3</text:a></text:p>
          <text:p text:style-name="P13"><text:a xlink:type="simple" xlink:href="#__RefHeading___Toc346_2849791591" text:style-name="Index_20_Link" text:visited-style-name="Index_20_Link">1.1 Código<text:tab/>3</text:a></text:p>
          <text:p text:style-name="P14"><text:a xlink:type="simple" xlink:href="#__RefHeading___Toc348_2849791591" text:style-name="Index_20_Link" text:visited-style-name="Index_20_Link">1.1.1 Pseudo código<text:tab/>3</text:a></text:p>
          <text:p text:style-name="P14"><text:a xlink:type="simple" xlink:href="#__RefHeading___Toc350_2849791591" text:style-name="Index_20_Link" text:visited-style-name="Index_20_Link">1.1.2 Código Java<text:tab/>11</text:a></text:p>
          <text:p text:style-name="P15"><text:a xlink:type="simple" xlink:href="#__RefHeading___Toc5129_3379123473" text:style-name="Index_20_Link" text:visited-style-name="Index_20_Link">Principal<text:tab/>11</text:a></text:p>
          <text:p text:style-name="P15"><text:a xlink:type="simple" xlink:href="#__RefHeading___Toc5131_3379123473" text:style-name="Index_20_Link" text:visited-style-name="Index_20_Link">Controlador<text:tab/>13</text:a></text:p>
          <text:p text:style-name="P15"><text:a xlink:type="simple" xlink:href="#__RefHeading___Toc5133_3379123473" text:style-name="Index_20_Link" text:visited-style-name="Index_20_Link">Persona<text:tab/>18</text:a></text:p>
          <text:p text:style-name="P13"><text:a xlink:type="simple" xlink:href="#__RefHeading___Toc5135_3379123473" text:style-name="Index_20_Link" text:visited-style-name="Index_20_Link">1.2 Recursos No Compartibles y Secciones Críticas<text:tab/>21</text:a></text:p>
        </text:index-body>
      </text:table-of-content>
      <text:p text:style-name="P3"/>
      <text:h text:style-name="P17" text:outline-level="1"><text:bookmark-start text:name="__RefHeading___Toc344_2849791591"/>Ejercicio <text:span text:style-name="T5">4</text:span><text:bookmark-end text:name="__RefHeading___Toc344_2849791591"/></text:h>
      <text:h text:style-name="P18" text:outline-level="2"><text:bookmark-start text:name="__RefHeading___Toc346_2849791591"/>Código<text:bookmark-end text:name="__RefHeading___Toc346_2849791591"/></text:h>
      <text:h text:style-name="Heading_20_3" text:outline-level="3"><text:bookmark-start text:name="__RefHeading___Toc348_2849791591"/>Pseudo código<text:bookmark-end text:name="__RefHeading___Toc348_2849791591"/></text:h>
      <text:p text:style-name="P27">process Controlador(procesosRestantes: int, /** todos los buzones de recibir **/ )</text:p>
      <text:p text:style-name="P27">var</text:p>
      <text:p text:style-name="P27"><text:tab/>/****** Buzones de recibir ******/</text:p>
      <text:p text:style-name="P27"><text:tab/>solicitudCaja: mailbox of mailbox of int;</text:p>
      <text:p text:style-name="P27"><text:tab/>// Recibe las solicitudes de los procesos persona que </text:p>
      <text:p text:style-name="P27"><text:tab/>// quieren ser asignados a una caja.</text:p>
      <text:p text:style-name="P27"/>
      <text:p text:style-name="P27"><text:tab/>buzonTerminar: mailbox of mailbox of string;</text:p>
      <text:p text:style-name="P27"><text:tab/>// Recibe mensajes de los procesos que terminan. Va asociado a la variable </text:p>
      <text:p text:style-name="P27"><text:tab/>// procesosRestantes, cada vez que recibe uno, esta se decrementa. Cuando</text:p>
      <text:p text:style-name="P27"><text:tab/>// Llegue a cero el proceso controlador debe terminar.</text:p>
      <text:p text:style-name="P27"/>
      <text:p text:style-name="P27"><text:tab/>// Los siguientes buzones son para el control de la exclusión mutua</text:p>
      <text:p text:style-name="P27"><text:tab/>// Sin embargo la exclusión mutua de la pantall se controla con un buzón</text:p>
      <text:p text:style-name="P27"><text:tab/>// de testigo descentralizado.</text:p>
      <text:p text:style-name="P27"/>
      <text:p text:style-name="P27"><text:tab/>abrirCajaA: mailbox of mailbox of string;</text:p>
      <text:p text:style-name="P27"><text:tab/>// Recibe peticiones de procesos persona que quieren obtener la </text:p>
      <text:p text:style-name="P27"><text:tab/>// exclusión mútua de la caja A</text:p>
      <text:p text:style-name="P27"/>
      <text:p text:style-name="P27"><text:tab/>liberarCajaA: mailbox of mailbox of string;</text:p>
      <text:p text:style-name="P27"><text:tab/>// Recibe mensajes del proceso que tiene la exclusión mútua de la</text:p>
      <text:p text:style-name="P27"><text:tab/>// caja A para liberarla.</text:p>
      <text:p text:style-name="P27"/>
      <text:p text:style-name="P27"><text:soft-page-break/><text:tab/>abrirCajaB: mailbox of mailbox of string;</text:p>
      <text:p text:style-name="P27"><text:tab/>// Recibe peticiones de procesos persona que quieren obtener la </text:p>
      <text:p text:style-name="P27"><text:tab/>// exclusión mútua de la caja B.</text:p>
      <text:p text:style-name="P27"/>
      <text:p text:style-name="P27"><text:tab/>liberarCajaB: mailbox of mailbox of string;</text:p>
      <text:p text:style-name="P27"><text:tab/>// Recibe mensajes del proceso que tiene la exclusión mútua de la</text:p>
      <text:p text:style-name="P27"><text:tab/>// caja B para liberarla.</text:p>
      <text:p text:style-name="P27"><text:tab/></text:p>
      <text:p text:style-name="P27"><text:tab/>/****** Entero ******/</text:p>
      <text:p text:style-name="P27"><text:tab/>procesosRestantes: int;</text:p>
      <text:p text:style-name="P27"><text:tab/>// Lleva la cuenta de los procesos que quedan ejecutando.</text:p>
      <text:p text:style-name="P27"><text:tab/>// Cuando llega a cero se termina el proceso Controlador.</text:p>
      <text:p text:style-name="P27"/>
      <text:p text:style-name="P27"><text:tab/>/****** Booleanos ******/</text:p>
      <text:p text:style-name="P27"><text:tab/>cajaALibre: bool;</text:p>
      <text:p text:style-name="P27"><text:tab/>// Variable para el seguimiento de la exclusión mútua de la Caja A.</text:p>
      <text:p text:style-name="P27"/>
      <text:p text:style-name="P27"><text:tab/>cajaBLibre: bool;</text:p>
      <text:p text:style-name="P27"><text:tab/>// Variable para el seguimiento de la exclusión mútua de la Caja B.</text:p>
      <text:p text:style-name="P27"/>
      <text:p text:style-name="P27"><text:tab/>escrituraLibre: bool;</text:p>
      <text:p text:style-name="P27"><text:tab/>// Variable para el seguimiento de la exclusión mútua de la pantalla.</text:p>
      <text:p text:style-name="P27">begin</text:p>
      <text:p text:style-name="P27"/>
      <text:p text:style-name="P27"><text:tab/>cajaALibre = true;</text:p>
      <text:p text:style-name="P27"><text:tab/>cajaBLibre = true;</text:p>
      <text:p text:style-name="P27"><text:tab/>escrituraLibre = true;</text:p>
      <text:p text:style-name="P27"/>
      <text:p text:style-name="P27"><text:tab/>repeat</text:p>
      <text:p text:style-name="P27"><text:tab/><text:tab/>Select</text:p>
      <text:p text:style-name="P27"><text:soft-page-break/><text:tab/><text:tab/><text:tab/><text:tab/>receive(solicitudCaja, buzonRespuesta);</text:p>
      <text:p text:style-name="P27"><text:tab/><text:tab/><text:tab/><text:tab/>// Genera un número entre 1 y 10 que representa el tiempo (en Segundos) a estar en caja</text:p>
      <text:p text:style-name="P27"><text:tab/><text:tab/><text:tab/><text:tab/>tiempoEspera = generarTiempoEspera();</text:p>
      <text:p text:style-name="P27"><text:tab/><text:tab/><text:tab/><text:tab/>if (tiempoEspera &gt;= )</text:p>
      <text:p text:style-name="P27"><text:tab/><text:tab/><text:tab/><text:tab/><text:tab/>send(buzonRespuesta, crearMensaje(tiempoEspera, cajaA));</text:p>
      <text:p text:style-name="P27"><text:tab/><text:tab/><text:tab/><text:tab/>else </text:p>
      <text:p text:style-name="P27"><text:tab/><text:tab/><text:tab/><text:tab/><text:tab/>send(buzonRespuesta, crearMensaje(tiempoEspera, cajaB));</text:p>
      <text:p text:style-name="P27"><text:tab/><text:tab/><text:tab/>or</text:p>
      <text:p text:style-name="P27"><text:tab/><text:tab/><text:tab/>when(cajaALibre) =&gt; </text:p>
      <text:p text:style-name="P27"><text:tab/><text:tab/><text:tab/><text:tab/>receive(abrirCajaA, buzonRespuesta);</text:p>
      <text:p text:style-name="P27"><text:tab/><text:tab/><text:tab/><text:tab/>cajaALibre = false;</text:p>
      <text:p text:style-name="P27"><text:tab/><text:tab/><text:tab/><text:tab/>send(buzonRespuesta, "ok");</text:p>
      <text:p text:style-name="P27"><text:tab/><text:tab/><text:tab/>or</text:p>
      <text:p text:style-name="P27"><text:tab/><text:tab/><text:tab/>when(!cajaALibre) =&gt;</text:p>
      <text:p text:style-name="P27"><text:tab/><text:tab/><text:tab/><text:tab/>receive(liberarCajaA, buzonRespuesta);</text:p>
      <text:p text:style-name="P27"><text:tab/><text:tab/><text:tab/><text:tab/>cajaALibre = true;</text:p>
      <text:p text:style-name="P27"><text:tab/><text:tab/><text:tab/><text:tab/>send(buzonRespuesta, "ok");</text:p>
      <text:p text:style-name="P27"><text:tab/><text:tab/><text:tab/>or</text:p>
      <text:p text:style-name="P27"><text:tab/><text:tab/><text:tab/>when(cajaBLibre) =&gt; </text:p>
      <text:p text:style-name="P27"><text:tab/><text:tab/><text:tab/><text:tab/>receive(abrirCajaB, buzonRespuesta);</text:p>
      <text:p text:style-name="P27"><text:tab/><text:tab/><text:tab/><text:tab/>cajaBLibre = false;</text:p>
      <text:p text:style-name="P27"><text:tab/><text:tab/><text:tab/><text:tab/>send(buzonRespuesta, "ok");</text:p>
      <text:p text:style-name="P27"><text:tab/><text:tab/><text:tab/>or</text:p>
      <text:p text:style-name="P27"><text:tab/><text:tab/><text:tab/>when(!cajaBLibre) =&gt;</text:p>
      <text:p text:style-name="P27"><text:tab/><text:tab/><text:tab/><text:tab/>receive(liberarCajaB, buzonRespuesta);</text:p>
      <text:p text:style-name="P27"><text:tab/><text:tab/><text:tab/><text:tab/>cajaBLibre = true;</text:p>
      <text:p text:style-name="P27"><text:tab/><text:tab/><text:tab/><text:tab/>send(buzonRespuesta, "ok");</text:p>
      <text:p text:style-name="P27"><text:tab/><text:tab/><text:tab/>or</text:p>
      <text:p text:style-name="P27"><text:soft-page-break/><text:tab/><text:tab/><text:tab/><text:tab/>receive(buzonTerminar, msj);</text:p>
      <text:p text:style-name="P27"><text:tab/><text:tab/><text:tab/><text:tab/>procesosRestantes--;</text:p>
      <text:p text:style-name="P27"><text:tab/><text:tab/>end;</text:p>
      <text:p text:style-name="P27"><text:tab/>until procesosRestantes == 0 ;</text:p>
      <text:p text:style-name="P27">end;</text:p>
      <text:p text:style-name="P27"/>
      <text:p text:style-name="P27">process persona (id, /*Buzones del controlador*/, /*Buzones de la persona*/)</text:p>
      <text:p text:style-name="P27">var</text:p>
      <text:p text:style-name="P27"><text:tab/>/****** Buzones del controlador ******/</text:p>
      <text:p text:style-name="P27"><text:tab/>solicitudCaja: mailbox of mailbox of int;</text:p>
      <text:p text:style-name="P27"><text:tab/>abrirCajaA: mailbox of mailbox of string;</text:p>
      <text:p text:style-name="P27"><text:tab/>liberarCajaA: mailbox of mailbox of string;</text:p>
      <text:p text:style-name="P27"><text:tab/>abrirCajaB: mailbox of mailbox of string;</text:p>
      <text:p text:style-name="P27"><text:tab/>liberarCajaB: mailbox of mailbox of string;</text:p>
      <text:p text:style-name="P27"><text:tab/>buzonTerminar: mailbox of mailbox of string;</text:p>
      <text:p text:style-name="P27"/>
      <text:p text:style-name="P27"><text:tab/>/****** Buzones de la persona ******/</text:p>
      <text:p text:style-name="P27"><text:tab/>respuestaSolicitudCaja: mailbox of string;</text:p>
      <text:p text:style-name="P27"><text:tab/>respuestaAbrirCajaA: mailbox of string;</text:p>
      <text:p text:style-name="P27"><text:tab/>respuestaLiberarCajaA: mailbox of string;</text:p>
      <text:p text:style-name="P27"><text:tab/>respuestaAbrirCajaB: mailbox of string;</text:p>
      <text:p text:style-name="P27"><text:tab/>respuestaLiberarCajaB: mailbox of string;</text:p>
      <text:p text:style-name="P27"><text:tab/>respuestaSolicitudEscritura: mailbox of string;</text:p>
      <text:p text:style-name="P27"><text:tab/>respuestaLiberaEscritura: mailbox of string;</text:p>
      <text:p text:style-name="P27"/>
      <text:p text:style-name="P27"><text:tab/>/****** Buzón control del a exclusión mutua pantalla con testigo ******/</text:p>
      <text:p text:style-name="P27"><text:tab/>mutexEscritura: mailbox of mailbox of string;</text:p>
      <text:p text:style-name="P27"><text:tab/>// Este buzón sirve para el control de la exclusión mutua mediante paso de testigo.</text:p>
      <text:p text:style-name="P27"/>
      <text:p text:style-name="P27"><text:tab/>id: int; </text:p>
      <text:p text:style-name="P27"><text:soft-page-break/><text:tab/>// El id del proceso</text:p>
      <text:p text:style-name="P27"/>
      <text:p text:style-name="P27"><text:tab/>caja: string; // También puede ser un enum</text:p>
      <text:p text:style-name="P27"><text:tab/>// Guardamos la caja utilizada para imprimir en el mensaje más tarde </text:p>
      <text:p text:style-name="P27"/>
      <text:p text:style-name="P27"><text:tab/>tiempoPago: int;</text:p>
      <text:p text:style-name="P27"><text:tab/>// El tiempo que pasa la persona en caja.</text:p>
      <text:p text:style-name="P27"><text:tab/></text:p>
      <text:p text:style-name="P27">begin</text:p>
      <text:p text:style-name="P27"><text:tab/>for i := 0..N_REPETICIONES do </text:p>
      <text:p text:style-name="P27"><text:tab/>begin</text:p>
      <text:p text:style-name="P27"><text:tab/><text:tab/>///// 1 Realiza la compra</text:p>
      <text:p text:style-name="P27"><text:tab/><text:tab/>sleep(rand());</text:p>
      <text:p text:style-name="P27"><text:tab/><text:tab/></text:p>
      <text:p text:style-name="P27"><text:tab/><text:tab/>///// 2 Solicita una Caja</text:p>
      <text:p text:style-name="P27"><text:tab/><text:tab/>send(solicitudCaja, respuestaSolicitudCaja);</text:p>
      <text:p text:style-name="P27"><text:tab/><text:tab/>receive(respuestaSolicitudCaja, msj);</text:p>
      <text:p text:style-name="P27"><text:tab/><text:tab/>// Como solicitud caja tiene que devolver dos argumentos y el buzon solo puede enviar uno,</text:p>
      <text:p text:style-name="P27"><text:tab/><text:tab/>// Se ha elegido codificarlos en un mensaje. Se podrían poner juntos en un struct, pero eso</text:p>
      <text:p text:style-name="P27"><text:tab/><text:tab/>// sería más dificil de traducir en Java.</text:p>
      <text:p text:style-name="P27"><text:tab/><text:tab/>tiempoPago, caja = decodificarMensaje(msj); </text:p>
      <text:p text:style-name="P27"/>
      <text:p text:style-name="P27"><text:tab/><text:tab/>///// 3 y 4 realiza el pago en una caja y las libera</text:p>
      <text:p text:style-name="P27"><text:tab/><text:tab/>// Solicitas exclusión mutua de la caja correspondiente</text:p>
      <text:p text:style-name="P27"><text:tab/><text:tab/>if (caja = "A")</text:p>
      <text:p text:style-name="P27"><text:tab/><text:tab/>begin</text:p>
      <text:p text:style-name="P27"><text:tab/><text:tab/><text:tab/>send(abrirCajaA, respuestaAbrirCajaA);</text:p>
      <text:p text:style-name="P27"><text:tab/><text:tab/><text:tab/>receive(respuestaAbrirCajaA, msj);</text:p>
      <text:p text:style-name="P27"><text:tab/><text:tab/><text:tab/>sleep(tiempoPago); // Simular realizar pago en caja</text:p>
      <text:p text:style-name="P27"><text:soft-page-break/><text:tab/><text:tab/><text:tab/>send(liberarCajaA, respuestaLiberarCajaA);</text:p>
      <text:p text:style-name="P27"><text:tab/><text:tab/><text:tab/>receive(respuestaLiberarCajaA, msj);</text:p>
      <text:p text:style-name="P27"><text:tab/><text:tab/>end else </text:p>
      <text:p text:style-name="P27"><text:tab/><text:tab/>begin</text:p>
      <text:p text:style-name="P27"><text:tab/><text:tab/><text:tab/>send(abrirCajaB, respuestaAbrirCajaB);</text:p>
      <text:p text:style-name="P27"><text:tab/><text:tab/><text:tab/>receive(respuestaAbrirCajaB, msj);</text:p>
      <text:p text:style-name="P27"><text:tab/><text:tab/><text:tab/>sleep(tiempoPago); // Simular realizar pago en caja</text:p>
      <text:p text:style-name="P27"><text:tab/><text:tab/><text:tab/>send(liberarCajaB, respuestaLiberarCajaB);</text:p>
      <text:p text:style-name="P27"><text:tab/><text:tab/><text:tab/>receive(respuestaLiberarCajaB, msj);</text:p>
      <text:p text:style-name="P27"><text:tab/><text:tab/>end;</text:p>
      <text:p text:style-name="P27"><text:tab/><text:tab/></text:p>
      <text:p text:style-name="P27"><text:tab/><text:tab/>///// 5 Imprime en pantalla información</text:p>
      <text:p text:style-name="P27"><text:tab/><text:tab/></text:p>
      <text:p text:style-name="P27"><text:tab/><text:tab/>receive(mutexEscritura, testigo); // Solicita la exlucisón mutua</text:p>
      <text:p text:style-name="P27"/>
      <text:p text:style-name="P27"><text:tab/><text:tab/>// Imprime por pantalla la información del pago</text:p>
      <text:p text:style-name="P27"><text:tab/><text:tab/>// informaciónDelPago forma el mensaje según enunciado</text:p>
      <text:p text:style-name="P27"><text:tab/><text:tab/>print(informaciónDelPago(id, caja, tiempoPago); </text:p>
      <text:p text:style-name="P27"/>
      <text:p text:style-name="P27"><text:tab/><text:tab/>send(mutexEscritura, testigo); // Liberar exclusión mutua</text:p>
      <text:p text:style-name="P27"><text:tab/>end;</text:p>
      <text:p text:style-name="P27"/>
      <text:p text:style-name="P27"><text:tab/>send(buzonTerminar, "ok");</text:p>
      <text:p text:style-name="P27">end;</text:p>
      <text:p text:style-name="P27"/>
      <text:p text:style-name="P27">main()</text:p>
      <text:p text:style-name="P27">var</text:p>
      <text:p text:style-name="P27"><text:tab/>/****** Buzones del controlador ******/</text:p>
      <text:p text:style-name="P27"><text:tab/>solicitudCaja: mailbox of mailbox of int;</text:p>
      <text:p text:style-name="P27"><text:tab/>abrirCajaA: mailbox of mailbox of string;</text:p>
      <text:p text:style-name="P27"><text:soft-page-break/><text:tab/>liberarCajaA: mailbox of mailbox of string;</text:p>
      <text:p text:style-name="P27"><text:tab/>abrirCajaB: mailbox of mailbox of string;</text:p>
      <text:p text:style-name="P27"><text:tab/>liberarCajaB: mailbox of mailbox of string;</text:p>
      <text:p text:style-name="P27"><text:tab/>buzonTerminar: mailbox of mailbox of string;</text:p>
      <text:p text:style-name="P27"/>
      <text:p text:style-name="P27"><text:tab/>/****** Buzones de la persona ******/</text:p>
      <text:p text:style-name="P27"><text:tab/>respuestaSolicitudCaja: array[0..29] of mailbox of string;</text:p>
      <text:p text:style-name="P27"><text:tab/>respuestaAbrirCajaA: array[0..29] of mailbox of string;</text:p>
      <text:p text:style-name="P27"><text:tab/>respuestaLiberarCajaA: array[0..29] of mailbox of string;</text:p>
      <text:p text:style-name="P27"><text:tab/>respuestaAbrirCajaB: array[0..29] of mailbox of string;</text:p>
      <text:p text:style-name="P27"><text:tab/>respuestaLiberarCajaB: array[0..29] of mailbox of string;</text:p>
      <text:p text:style-name="P27"/>
      <text:p text:style-name="P27"><text:tab/>/****** Buzón control del a exclusión mutua pantalla con testigo ******/</text:p>
      <text:p text:style-name="P27"><text:tab/>mutexEscritura: mailbox of mailbox of string;</text:p>
      <text:p text:style-name="P27"/>
      <text:p text:style-name="P27"><text:tab/>controlador: process Controlador;</text:p>
      <text:p text:style-name="P27"><text:tab/>clientes: array[0.. N_CLIENTES-1] of process Persona;</text:p>
      <text:p text:style-name="P27">begin</text:p>
      <text:p text:style-name="P27"><text:tab/>/*Realiza la inicialización de los buzones aquí*/</text:p>
      <text:p text:style-name="P27"><text:tab/>// Se obvia porque es muy simple</text:p>
      <text:p text:style-name="P27"/>
      <text:p text:style-name="P27"><text:tab/>writeln("Definiendo procesos");</text:p>
      <text:p text:style-name="P27"/>
      <text:p text:style-name="P27"><text:tab/>controlador = Controlador(solicitudCaja,</text:p>
      <text:p text:style-name="P27"><text:tab/><text:tab/><text:tab/><text:tab/>abrirCajaA,</text:p>
      <text:p text:style-name="P27"><text:tab/><text:tab/><text:tab/><text:tab/>liberarCajaA,</text:p>
      <text:p text:style-name="P27"><text:tab/><text:tab/><text:tab/><text:tab/>abrirCajaB,</text:p>
      <text:p text:style-name="P27"><text:tab/><text:tab/><text:tab/><text:tab/>liberarCajaB,</text:p>
      <text:p text:style-name="P27"><text:tab/><text:tab/><text:tab/><text:tab/>buzonTerminar,</text:p>
      <text:p text:style-name="P27"><text:tab/><text:tab/><text:tab/><text:tab/>N_CLIENTES);</text:p>
      <text:p text:style-name="P27"><text:soft-page-break/></text:p>
      <text:p text:style-name="P27"><text:tab/>for i:= 0..N_CLIENTES-1 do</text:p>
      <text:p text:style-name="P27"><text:tab/>begin </text:p>
      <text:p text:style-name="P27"><text:tab/>clientes[i] = Cliente(i, </text:p>
      <text:p text:style-name="P27"><text:tab/><text:tab/><text:tab/>solicitudCaja,</text:p>
      <text:p text:style-name="P27"><text:tab/><text:tab/><text:tab/>abrirCajaA,</text:p>
      <text:p text:style-name="P27"><text:tab/><text:tab/><text:tab/>liberarCajaA,</text:p>
      <text:p text:style-name="P27"><text:tab/><text:tab/><text:tab/>abrirCajaB,</text:p>
      <text:p text:style-name="P27"><text:tab/><text:tab/><text:tab/>liberarCajaB,</text:p>
      <text:p text:style-name="P27"><text:tab/><text:tab/><text:tab/>solicitudEscritura,</text:p>
      <text:p text:style-name="P27"><text:tab/><text:tab/><text:tab/>liberaEscritura,</text:p>
      <text:p text:style-name="P27"><text:tab/><text:tab/><text:tab/>buzonTerminar,</text:p>
      <text:p text:style-name="P27"><text:tab/><text:tab/><text:tab/>respuestaSolicitudCaja[i],</text:p>
      <text:p text:style-name="P27"><text:tab/><text:tab/><text:tab/>respuestaAbrirCajaA[i], </text:p>
      <text:p text:style-name="P27"><text:tab/><text:tab/><text:tab/>respuestaLiberarCajaA[i],</text:p>
      <text:p text:style-name="P27"><text:tab/><text:tab/><text:tab/>respuestaAbrirCajaB[i],</text:p>
      <text:p text:style-name="P27"><text:tab/><text:tab/><text:tab/>respuestaLiberarCajaB[i],</text:p>
      <text:p text:style-name="P27"><text:tab/><text:tab/><text:tab/>mutexEscritura);</text:p>
      <text:p text:style-name="P27"><text:tab/>end;</text:p>
      <text:p text:style-name="P27"/>
      <text:p text:style-name="P27"><text:tab/>writeln("Comenzando ejecución");</text:p>
      <text:p text:style-name="P27"><text:tab/></text:p>
      <text:p text:style-name="P27"><text:tab/>// Se envia el primer testigo desde el main.</text:p>
      <text:p text:style-name="P27"><text:tab/>send(mutexEscritura, testigo);</text:p>
      <text:p text:style-name="P27"><text:tab/></text:p>
      <text:p text:style-name="P27"><text:tab/>// Lanzamos los procesos</text:p>
      <text:p text:style-name="P27"><text:tab/>cobegin</text:p>
      <text:p text:style-name="P27"><text:tab/><text:tab/>controlador.launch();</text:p>
      <text:p text:style-name="P27"><text:tab/><text:tab/>for c in clientes do</text:p>
      <text:p text:style-name="P27"><text:tab/><text:tab/><text:tab/>c.lauch();</text:p>
      <text:p text:style-name="P27"><text:soft-page-break/><text:tab/><text:tab/>end;</text:p>
      <text:p text:style-name="P27"><text:tab/>coend;</text:p>
      <text:p text:style-name="P27"/>
      <text:p text:style-name="P27"><text:tab/>writeln("Ejecución terminada");</text:p>
      <text:p text:style-name="P27">end;</text:p>
      <text:h text:style-name="P20" text:outline-level="3"><text:bookmark-start text:name="__RefHeading___Toc350_2849791591"/>Código Java<text:bookmark-end text:name="__RefHeading___Toc350_2849791591"/></text:h>
      <text:h text:style-name="P21" text:outline-level="4"><text:bookmark-start text:name="__RefHeading___Toc5129_3379123473"/>Principal<text:bookmark-end text:name="__RefHeading___Toc5129_3379123473"/></text:h>
      <text:p text:style-name="P25" loext:marker-style-name="T8"><text:span text:style-name="T10"><text:line-break/></text:span><text:span text:style-name="T13">import </text:span><text:span text:style-name="T9">messagepassing.MailBox;<text:line-break/><text:line-break/></text:span><text:span text:style-name="T13">public class </text:span><text:span text:style-name="T9">Ejercicio4 {<text:line-break/> <text:s text:c="3"/></text:span><text:span text:style-name="T13">private static final int </text:span><text:span text:style-name="T16">N_CLIENTES </text:span><text:span text:style-name="T9">= </text:span><text:span text:style-name="T21">30</text:span><text:span text:style-name="T9">;<text:line-break/><text:line-break/> <text:s text:c="3"/></text:span><text:span text:style-name="T13">public static void </text:span><text:span text:style-name="T24">main</text:span><text:span text:style-name="T9">(String[] args) {<text:line-break/> <text:s text:c="7"/></text:span><text:span text:style-name="T27">/* Buzones de escritura para Controlador */<text:line-break/> <text:s text:c="7"/></text:span><text:span text:style-name="T9">MailBox solicitudCaja = </text:span><text:span text:style-name="T13">new </text:span><text:span text:style-name="T9">MailBox();<text:line-break/> <text:s text:c="7"/></text:span><text:span text:style-name="T27">// Recibe las solicitudes de los procesos persona que<text:line-break/> <text:s text:c="7"/>// quieren ser asignados a una caja.<text:line-break/><text:line-break/> <text:s text:c="7"/></text:span><text:span text:style-name="T9">MailBox buzonTerminar = </text:span><text:span text:style-name="T13">new </text:span><text:span text:style-name="T9">MailBox();<text:line-break/> <text:s text:c="7"/></text:span><text:span text:style-name="T27">// Recibe mensajes de los procesos que terminan. Va asociado a la variable<text:line-break/> <text:s text:c="7"/>// procesosRestantes, cada vez que recibe uno, esta se decrementa. Cuando<text:line-break/> <text:s text:c="7"/>// Llegue a cero el proceso controlador debe terminar.<text:line-break/><text:line-break/> <text:s text:c="7"/>// Los siguientes buzones son para el control de la exclusión mutua<text:line-break/> <text:s text:c="7"/>// Sin embargo la exclusión mutua de la pantall se controla con un buzón<text:line-break/> <text:s text:c="7"/>// de testigo descentralizado.<text:line-break/><text:line-break/> <text:s text:c="7"/></text:span><text:span text:style-name="T9">MailBox abrirCajaA = </text:span><text:span text:style-name="T13">new </text:span><text:span text:style-name="T9">MailBox();<text:line-break/> <text:s text:c="7"/></text:span><text:span text:style-name="T27">// Recibe peticiones de procesos persona que quieren obtener la<text:line-break/> <text:s text:c="7"/>// exclusión mútua de la caja A<text:line-break/><text:line-break/> <text:s text:c="7"/></text:span><text:span text:style-name="T9">MailBox liberarCajaA = </text:span><text:span text:style-name="T13">new </text:span><text:span text:style-name="T9">MailBox();<text:line-break/> <text:s text:c="7"/></text:span><text:span text:style-name="T27">// Recibe mensajes del proceso que tiene la exclusión mútua de la<text:line-break/> <text:s text:c="7"/>// caja A para liberarla.<text:line-break/><text:line-break/> <text:s text:c="7"/></text:span><text:span text:style-name="T9">MailBox abrirCajaB = </text:span><text:span text:style-name="T13">new </text:span><text:span text:style-name="T9">MailBox();<text:line-break/> <text:s text:c="7"/></text:span><text:span text:style-name="T27">// Recibe peticiones de procesos persona que quieren obtener la<text:line-break/> <text:s text:c="7"/>// exclusión mútua de la caja B.<text:line-break/><text:line-break/> <text:s text:c="7"/></text:span><text:span text:style-name="T9">MailBox liberarCajaB = </text:span><text:span text:style-name="T13">new </text:span><text:span text:style-name="T9">MailBox();<text:line-break/> <text:s text:c="7"/></text:span><text:span text:style-name="T27">// Recibe mensajes del proceso que tiene la exclusión mútua de la<text:line-break/></text:span><text:soft-page-break/><text:span text:style-name="T27"> <text:s text:c="7"/>// caja B para liberarla.<text:line-break/><text:line-break/> <text:s text:c="7"/>/* Buzones de escritura para Persona */<text:line-break/> <text:s text:c="7"/>// Como en Java la clase MailBox que representa un buzón no se puede pasar como parámetro por MailBox, se debe tener<text:line-break/> <text:s text:c="7"/>// los buzones respuesta ya presentes en la clase. De esta manera, simplemente se puede pasar el id del proceso y<text:line-break/> <text:s text:c="7"/>// responder al buzón con la posición igual a este id, que será el de dicho proceso.<text:line-break/><text:line-break/> <text:s text:c="7"/></text:span><text:span text:style-name="T9">MailBox[] respuestaSolicitudCaja = </text:span><text:span text:style-name="T13">new </text:span><text:span text:style-name="T9">MailBox[</text:span><text:span text:style-name="T16">N_CLIENTES</text:span><text:span text:style-name="T9">];<text:line-break/> <text:s text:c="7"/></text:span><text:span text:style-name="T27">// Para responder a las peticiones de SolicitudCaja<text:line-break/><text:line-break/> <text:s text:c="7"/></text:span><text:span text:style-name="T9">MailBox[] respuestaAbrirCajaA = </text:span><text:span text:style-name="T13">new </text:span><text:span text:style-name="T9">MailBox[</text:span><text:span text:style-name="T16">N_CLIENTES</text:span><text:span text:style-name="T9">];<text:line-break/> <text:s text:c="7"/></text:span><text:span text:style-name="T27">// Para responder a las peticiones de AbrirCajaA<text:line-break/><text:line-break/> <text:s text:c="7"/></text:span><text:span text:style-name="T9">MailBox[] respuestaLiberarCajaA = </text:span><text:span text:style-name="T13">new </text:span><text:span text:style-name="T9">MailBox[</text:span><text:span text:style-name="T16">N_CLIENTES</text:span><text:span text:style-name="T9">];<text:line-break/> <text:s text:c="7"/></text:span><text:span text:style-name="T27">// Para responder a las peticiones de LiberarCajaA;<text:line-break/><text:line-break/> <text:s text:c="7"/></text:span><text:span text:style-name="T9">MailBox[] respuestaAbrirCajaB = </text:span><text:span text:style-name="T13">new </text:span><text:span text:style-name="T9">MailBox[</text:span><text:span text:style-name="T16">N_CLIENTES</text:span><text:span text:style-name="T9">];<text:line-break/> <text:s text:c="7"/></text:span><text:span text:style-name="T27">// Para responder a las peticiones de AbrirCajaB;<text:line-break/><text:line-break/> <text:s text:c="7"/></text:span><text:span text:style-name="T9">MailBox[] respuestaLiberarCajaB = </text:span><text:span text:style-name="T13">new </text:span><text:span text:style-name="T9">MailBox[</text:span><text:span text:style-name="T16">N_CLIENTES</text:span><text:span text:style-name="T9">];<text:line-break/> <text:s text:c="7"/></text:span><text:span text:style-name="T27">// Para responder a las peticiones de LiberarCajaB;<text:line-break/><text:line-break/> <text:s text:c="7"/></text:span><text:span text:style-name="T9">MailBox mutexEscritura = </text:span><text:span text:style-name="T13">new </text:span><text:span text:style-name="T9">MailBox();<text:line-break/><text:line-break/> <text:s text:c="7"/></text:span><text:span text:style-name="T27">/* Clases de procesos */<text:line-break/> <text:s text:c="7"/></text:span><text:span text:style-name="T9">Controlador controlador;<text:line-break/> <text:s text:c="7"/>Persona[] clientes;<text:line-break/><text:line-break/> <text:s text:c="7"/>System.</text:span><text:span text:style-name="T16">out</text:span><text:span text:style-name="T9">.println(</text:span><text:span text:style-name="T31">"Definiendo clases."</text:span><text:span text:style-name="T9">);<text:line-break/><text:line-break/> <text:s text:c="7"/></text:span><text:span text:style-name="T13">for </text:span><text:span text:style-name="T9">(</text:span><text:span text:style-name="T13">int </text:span><text:span text:style-name="T9">i = </text:span><text:span text:style-name="T21">0</text:span><text:span text:style-name="T9">; i &lt; </text:span><text:span text:style-name="T16">N_CLIENTES</text:span><text:span text:style-name="T9">; i++) {<text:line-break/> <text:s text:c="11"/>respuestaSolicitudCaja[i] = </text:span><text:span text:style-name="T13">new </text:span><text:span text:style-name="T9">MailBox();<text:line-break/> <text:s text:c="11"/>respuestaAbrirCajaA[i] = </text:span><text:span text:style-name="T13">new </text:span><text:span text:style-name="T9">MailBox();<text:line-break/> <text:s text:c="11"/>respuestaLiberarCajaA[i] = </text:span><text:span text:style-name="T13">new </text:span><text:span text:style-name="T9">MailBox();<text:line-break/> <text:s text:c="11"/>respuestaAbrirCajaB[i] = </text:span><text:span text:style-name="T13">new </text:span><text:span text:style-name="T9">MailBox();<text:line-break/> <text:s text:c="11"/>respuestaLiberarCajaB[i] = </text:span><text:span text:style-name="T13">new </text:span><text:span text:style-name="T9">MailBox();<text:line-break/> <text:s text:c="7"/>}<text:line-break/><text:line-break/> <text:s text:c="7"/>controlador = </text:span><text:span text:style-name="T13">new </text:span><text:span text:style-name="T9">Controlador(solicitudCaja, buzonTerminar, abrirCajaA, liberarCajaA, abrirCajaB, liberarCajaB,<text:line-break/> <text:s text:c="15"/>respuestaSolicitudCaja, respuestaAbrirCajaA, respuestaLiberarCajaA, respuestaAbrirCajaB,<text:line-break/> <text:s text:c="15"/>respuestaLiberarCajaB, </text:span><text:span text:style-name="T16">N_CLIENTES</text:span><text:span text:style-name="T9">);<text:line-break/><text:line-break/> <text:s text:c="7"/>clientes = </text:span><text:span text:style-name="T13">new </text:span><text:span text:style-name="T9">Persona[</text:span><text:span text:style-name="T16">N_CLIENTES</text:span><text:span text:style-name="T9">];<text:line-break/> <text:s text:c="7"/></text:span><text:span text:style-name="T13">for </text:span><text:span text:style-name="T9">(</text:span><text:span text:style-name="T13">int </text:span><text:span text:style-name="T9">i = </text:span><text:span text:style-name="T21">0</text:span><text:span text:style-name="T9">; i &lt; </text:span><text:span text:style-name="T16">N_CLIENTES</text:span><text:span text:style-name="T9">; i++)<text:line-break/> <text:s text:c="11"/>clientes[i] = </text:span><text:span text:style-name="T13">new </text:span><text:span text:style-name="T9">Persona(i, solicitudCaja, buzonTerminar, abrirCajaA, liberarCajaA, abrirCajaB,<text:line-break/></text:span><text:soft-page-break/><text:span text:style-name="T9"> <text:s text:c="19"/>liberarCajaB, respuestaSolicitudCaja[i], respuestaAbrirCajaA[i], respuestaLiberarCajaA[i],<text:line-break/> <text:s text:c="19"/>respuestaAbrirCajaB[i], respuestaLiberarCajaB[i], mutexEscritura);<text:line-break/><text:line-break/><text:line-break/> <text:s text:c="7"/>System.</text:span><text:span text:style-name="T16">out</text:span><text:span text:style-name="T9">.println(</text:span><text:span text:style-name="T31">"Comezando Ejecución"</text:span><text:span text:style-name="T9">);<text:line-break/> <text:s text:c="7"/></text:span><text:span text:style-name="T27">// Se envia el primer testigo desde el main.<text:line-break/> <text:s text:c="7"/></text:span><text:span text:style-name="T9">mutexEscritura.send(</text:span><text:span text:style-name="T31">"ok"</text:span><text:span text:style-name="T9">);<text:line-break/> <text:s text:c="7"/></text:span><text:span text:style-name="T27">// Lanzamos los procesos<text:line-break/> <text:s text:c="7"/></text:span><text:span text:style-name="T9">controlador.start();<text:line-break/> <text:s text:c="7"/></text:span><text:span text:style-name="T13">for </text:span><text:span text:style-name="T9">(Persona p : clientes)<text:line-break/> <text:s text:c="11"/>p.start();<text:line-break/><text:line-break/> <text:s text:c="7"/></text:span><text:span text:style-name="T13">try </text:span><text:span text:style-name="T9">{<text:line-break/> <text:s text:c="11"/>controlador.join();<text:line-break/> <text:s text:c="11"/></text:span><text:span text:style-name="T13">for </text:span><text:span text:style-name="T9">(Persona p : clientes)<text:line-break/> <text:s text:c="15"/>p.join();<text:line-break/> <text:s text:c="7"/>} </text:span><text:span text:style-name="T13">catch </text:span><text:span text:style-name="T9">(Exception ex) {<text:line-break/> <text:s text:c="11"/>ex.printStackTrace();<text:line-break/> <text:s text:c="7"/>}<text:line-break/><text:line-break/> <text:s text:c="7"/>System.</text:span><text:span text:style-name="T16">out</text:span><text:span text:style-name="T9">.println(</text:span><text:span text:style-name="T31">"Ejecución terminada"</text:span><text:span text:style-name="T9">);<text:line-break/><text:line-break/><text:line-break/> <text:s text:c="3"/>}<text:line-break/>}</text:span></text:p>
      <text:h text:style-name="P21" text:outline-level="4"><text:bookmark-start text:name="__RefHeading___Toc5131_3379123473"/>Controlador<text:bookmark-end text:name="__RefHeading___Toc5131_3379123473"/></text:h>
      <text:p text:style-name="P24"><text:span text:style-name="T14">import </text:span><text:span text:style-name="T6">messagepassing.MailBox;<text:line-break/></text:span><text:span text:style-name="T14">import </text:span><text:span text:style-name="T6">messagepassing.Selector;<text:line-break/><text:line-break/></text:span><text:span text:style-name="T14">public class </text:span><text:span text:style-name="T6">Controlador </text:span><text:span text:style-name="T14">extends </text:span><text:span text:style-name="T6">Thread {<text:line-break/> <text:s text:c="3"/></text:span><text:span text:style-name="T14">private static final int </text:span><text:span text:style-name="T17">MAX_TIEMPO </text:span><text:span text:style-name="T6">= </text:span><text:span text:style-name="T22">10</text:span><text:span text:style-name="T6">;<text:line-break/> <text:s text:c="3"/></text:span><text:span text:style-name="T14">private static final int </text:span><text:span text:style-name="T17">MIN_TIEMPO </text:span><text:span text:style-name="T6">= </text:span><text:span text:style-name="T22">1</text:span><text:span text:style-name="T6">;<text:line-break/> <text:s text:c="3"/></text:span><text:span text:style-name="T14">private static final int </text:span><text:span text:style-name="T17">MIN_TIEMPO_A </text:span><text:span text:style-name="T6">= </text:span><text:span text:style-name="T22">5</text:span><text:span text:style-name="T6">;<text:line-break/> <text:s text:c="3"/></text:span><text:span text:style-name="T14">private static final </text:span><text:span text:style-name="T6">String </text:span><text:span text:style-name="T17">OK </text:span><text:span text:style-name="T6">= </text:span><text:span text:style-name="T32">"ok"</text:span><text:span text:style-name="T6">;<text:line-break/> <text:s text:c="3"/></text:span><text:span text:style-name="T14">public static final </text:span><text:span text:style-name="T6">String </text:span><text:span text:style-name="T17">SEPARADOR </text:span><text:span text:style-name="T6">= </text:span><text:span text:style-name="T32">","</text:span><text:span text:style-name="T6">;<text:line-break/> <text:s text:c="3"/></text:span><text:span text:style-name="T14">public static final </text:span><text:span text:style-name="T6">String </text:span><text:span text:style-name="T17">CAJA_A </text:span><text:span text:style-name="T6">= </text:span><text:span text:style-name="T32">"A"</text:span><text:span text:style-name="T6">;<text:line-break/> <text:s text:c="3"/></text:span><text:span text:style-name="T14">public static final </text:span><text:span text:style-name="T6">String </text:span><text:span text:style-name="T17">CAJA_B </text:span><text:span text:style-name="T6">= </text:span><text:span text:style-name="T32">"B"</text:span><text:span text:style-name="T6">;<text:line-break/> <text:s text:c="3"/></text:span><text:span text:style-name="T34">/****** Buzones de recibir ******/<text:line-break/> <text:s text:c="3"/></text:span><text:span text:style-name="T14">private final </text:span><text:span text:style-name="T6">MailBox </text:span><text:span text:style-name="T18">solicitudCaja</text:span><text:span text:style-name="T6">;<text:line-break/> <text:s text:c="3"/></text:span><text:span text:style-name="T28">// Recibe las solicitudes de los procesos persona que<text:line-break/> <text:s text:c="3"/>// quieren ser asignados a una caja.<text:line-break/><text:line-break/> <text:s text:c="3"/></text:span><text:span text:style-name="T14">private final </text:span><text:span text:style-name="T6">MailBox </text:span><text:span text:style-name="T18">buzonTerminar</text:span><text:span text:style-name="T6">;<text:line-break/> <text:s text:c="3"/></text:span><text:span text:style-name="T28">// Recibe mensajes de los procesos que terminan. Va asociado a la variable<text:line-break/> <text:s text:c="3"/>// procesosRestantes, cada vez que recibe uno, esta se decrementa. Cuando<text:line-break/> <text:s text:c="3"/>// Llegue a cero el proceso controlador debe terminar.<text:line-break/><text:line-break/></text:span><text:soft-page-break/><text:span text:style-name="T28"> <text:s text:c="3"/>// Los siguientes buzones son para el control de la exclusión mutua<text:line-break/> <text:s text:c="3"/>// Sin embargo la exclusión mutua de la pantall se controla con un buzón<text:line-break/> <text:s text:c="3"/>// de testigo descentralizado.<text:line-break/><text:line-break/> <text:s text:c="3"/></text:span><text:span text:style-name="T14">private final </text:span><text:span text:style-name="T6">MailBox </text:span><text:span text:style-name="T18">abrirCajaA</text:span><text:span text:style-name="T6">;<text:line-break/> <text:s text:c="3"/></text:span><text:span text:style-name="T28">// Recibe peticiones de procesos persona que quieren obtener la<text:line-break/> <text:s text:c="3"/>// exclusión mútua de la caja A<text:line-break/><text:line-break/> <text:s text:c="3"/></text:span><text:span text:style-name="T14">private final </text:span><text:span text:style-name="T6">MailBox </text:span><text:span text:style-name="T18">liberarCajaA</text:span><text:span text:style-name="T6">;<text:line-break/> <text:s text:c="3"/></text:span><text:span text:style-name="T28">// Recibe mensajes del proceso que tiene la exclusión mútua de la<text:line-break/> <text:s text:c="3"/>// caja A para liberarla.<text:line-break/><text:line-break/> <text:s text:c="3"/></text:span><text:span text:style-name="T14">private final </text:span><text:span text:style-name="T6">MailBox </text:span><text:span text:style-name="T18">abrirCajaB</text:span><text:span text:style-name="T6">;<text:line-break/> <text:s text:c="3"/></text:span><text:span text:style-name="T28">// Recibe peticiones de procesos persona que quieren obtener la<text:line-break/> <text:s text:c="3"/>// exclusión mútua de la caja B.<text:line-break/><text:line-break/> <text:s text:c="3"/></text:span><text:span text:style-name="T14">private final </text:span><text:span text:style-name="T6">MailBox </text:span><text:span text:style-name="T18">liberarCajaB</text:span><text:span text:style-name="T6">;<text:line-break/> <text:s text:c="3"/></text:span><text:span text:style-name="T28">// Recibe mensajes del proceso que tiene la exclusión mútua de la<text:line-break/> <text:s text:c="3"/>// caja B para liberarla.<text:line-break/><text:line-break/> <text:s text:c="3"/></text:span><text:span text:style-name="T34">/****** Buzones de respuetas******/<text:line-break/> <text:s text:c="3"/></text:span><text:span text:style-name="T28">// Como en Java la clase MailBox que representa un buzón no se puede pasar como parámetro por MailBox, se debe tener<text:line-break/> <text:s text:c="3"/>// los buzones respuesta ya presentes en la clase. De esta manera, simplemente se puede pasar el id del proceso y<text:line-break/> <text:s text:c="3"/>// responder al buzón con la posición igual a este id, que será el de dicho proceso.<text:line-break/><text:line-break/> <text:s text:c="3"/></text:span><text:span text:style-name="T14">private final </text:span><text:span text:style-name="T6">MailBox[] </text:span><text:span text:style-name="T18">respuestaSolicitudCaja</text:span><text:span text:style-name="T6">;<text:line-break/> <text:s text:c="3"/></text:span><text:span text:style-name="T28">// Para responder a las peticiones de SolicitudCaja<text:line-break/><text:line-break/> <text:s text:c="3"/></text:span><text:span text:style-name="T14">private final </text:span><text:span text:style-name="T6">MailBox[] </text:span><text:span text:style-name="T18">respuestaAbrirCajaA</text:span><text:span text:style-name="T6">;<text:line-break/> <text:s text:c="3"/></text:span><text:span text:style-name="T28">// Para responder a las peticiones de AbrirCajaA<text:line-break/><text:line-break/> <text:s text:c="3"/></text:span><text:span text:style-name="T14">private final </text:span><text:span text:style-name="T6">MailBox[] </text:span><text:span text:style-name="T18">respuestaLiberarCajaA</text:span><text:span text:style-name="T6">;<text:line-break/> <text:s text:c="3"/></text:span><text:span text:style-name="T28">// Para responder a las peticiones de LiberarCajaA;<text:line-break/><text:line-break/> <text:s text:c="3"/></text:span><text:span text:style-name="T14">private final </text:span><text:span text:style-name="T6">MailBox[] </text:span><text:span text:style-name="T18">respuestaAbrirCajaB</text:span><text:span text:style-name="T6">;<text:line-break/> <text:s text:c="3"/></text:span><text:span text:style-name="T28">// Para responder a las peticiones de AbrirCajaB;<text:line-break/><text:line-break/> <text:s text:c="3"/></text:span><text:span text:style-name="T14">private final </text:span><text:span text:style-name="T6">MailBox[] </text:span><text:span text:style-name="T18">respuestaLiberarCajaB</text:span><text:span text:style-name="T6">;<text:line-break/> <text:s text:c="3"/></text:span><text:span text:style-name="T28">// Para responder a las peticiones de LiberarCajaB;<text:line-break/><text:line-break/> <text:s text:c="3"/></text:span><text:span text:style-name="T34">/****** Selector******/<text:line-break/> <text:s text:c="3"/></text:span><text:span text:style-name="T14">private final </text:span><text:span text:style-name="T6">Selector </text:span><text:span text:style-name="T18">selector</text:span><text:span text:style-name="T6">;<text:line-break/> <text:s text:c="3"/></text:span><text:span text:style-name="T28">// Objeto necesario para implementar un selector que nos permita escuchar las peticioens de varios buzones de<text:line-break/> <text:s text:c="3"/>// recibir al mismo tiempo<text:line-break/><text:line-break/> <text:s text:c="3"/></text:span><text:span text:style-name="T34">/****** Entero ******/<text:line-break/> <text:s text:c="3"/></text:span><text:span text:style-name="T14">private int </text:span><text:span text:style-name="T18">procesosRestantes</text:span><text:span text:style-name="T6">;<text:line-break/></text:span><text:soft-page-break/><text:span text:style-name="T6"> <text:s text:c="3"/></text:span><text:span text:style-name="T28">// Lleva la cuenta de los procesos que quedan ejecutando.<text:line-break/> <text:s text:c="3"/>// Cuando llega a cero se termina el proceso Controlador.<text:line-break/><text:line-break/> <text:s text:c="3"/></text:span><text:span text:style-name="T34">/****** Booleanos ******/<text:line-break/> <text:s text:c="3"/></text:span><text:span text:style-name="T14">private boolean </text:span><text:span text:style-name="T18">cajaALibre</text:span><text:span text:style-name="T6">;<text:line-break/> <text:s text:c="3"/></text:span><text:span text:style-name="T28">// Variable para el seguimiento de la exclusión mútua de la Caja A.<text:line-break/><text:line-break/> <text:s text:c="3"/></text:span><text:span text:style-name="T14">private boolean </text:span><text:span text:style-name="T18">cajaBLibre</text:span><text:span text:style-name="T6">;<text:line-break/> <text:s text:c="3"/></text:span><text:span text:style-name="T28">// Variable para el seguimiento de la exclusión mútua de la Caja B.<text:line-break/><text:line-break/> <text:s text:c="3"/></text:span><text:span text:style-name="T14">public </text:span><text:span text:style-name="T25">Controlador</text:span><text:span text:style-name="T6">(MailBox solicitudCaja, MailBox buzonTerminar, MailBox abrirCajaA, MailBox liberarCajaA,<text:line-break/> <text:s text:c="22"/>MailBox abrirCajaB, MailBox liberarCajaB, MailBox[] respuestaSolicitudCaja,<text:line-break/> <text:s text:c="22"/>MailBox[] respuestaAbrirCajaA, MailBox[] respuestaLiberarCajaA, MailBox[] respuestaAbrirCajaB,<text:line-break/> <text:s text:c="22"/>MailBox[] respuestaLiberarCajaB, </text:span><text:span text:style-name="T14">int </text:span><text:span text:style-name="T6">procesosRestantes) {<text:line-break/> <text:s text:c="7"/></text:span><text:span text:style-name="T14">this</text:span><text:span text:style-name="T6">.</text:span><text:span text:style-name="T18">solicitudCaja </text:span><text:span text:style-name="T6">= solicitudCaja;<text:line-break/> <text:s text:c="7"/></text:span><text:span text:style-name="T14">this</text:span><text:span text:style-name="T6">.</text:span><text:span text:style-name="T18">buzonTerminar </text:span><text:span text:style-name="T6">= buzonTerminar;<text:line-break/> <text:s text:c="7"/></text:span><text:span text:style-name="T14">this</text:span><text:span text:style-name="T6">.</text:span><text:span text:style-name="T18">abrirCajaA </text:span><text:span text:style-name="T6">= abrirCajaA;<text:line-break/> <text:s text:c="7"/></text:span><text:span text:style-name="T14">this</text:span><text:span text:style-name="T6">.</text:span><text:span text:style-name="T18">liberarCajaA </text:span><text:span text:style-name="T6">= liberarCajaA;<text:line-break/> <text:s text:c="7"/></text:span><text:span text:style-name="T14">this</text:span><text:span text:style-name="T6">.</text:span><text:span text:style-name="T18">abrirCajaB </text:span><text:span text:style-name="T6">= abrirCajaB;<text:line-break/> <text:s text:c="7"/></text:span><text:span text:style-name="T14">this</text:span><text:span text:style-name="T6">.</text:span><text:span text:style-name="T18">liberarCajaB </text:span><text:span text:style-name="T6">= liberarCajaB;<text:line-break/> <text:s text:c="7"/></text:span><text:span text:style-name="T14">this</text:span><text:span text:style-name="T6">.</text:span><text:span text:style-name="T18">respuestaSolicitudCaja </text:span><text:span text:style-name="T6">= respuestaSolicitudCaja;<text:line-break/> <text:s text:c="7"/></text:span><text:span text:style-name="T14">this</text:span><text:span text:style-name="T6">.</text:span><text:span text:style-name="T18">respuestaAbrirCajaA </text:span><text:span text:style-name="T6">= respuestaAbrirCajaA;<text:line-break/> <text:s text:c="7"/></text:span><text:span text:style-name="T14">this</text:span><text:span text:style-name="T6">.</text:span><text:span text:style-name="T18">respuestaLiberarCajaA </text:span><text:span text:style-name="T6">= respuestaLiberarCajaA;<text:line-break/> <text:s text:c="7"/></text:span><text:span text:style-name="T14">this</text:span><text:span text:style-name="T6">.</text:span><text:span text:style-name="T18">respuestaAbrirCajaB </text:span><text:span text:style-name="T6">= respuestaAbrirCajaB;<text:line-break/> <text:s text:c="7"/></text:span><text:span text:style-name="T14">this</text:span><text:span text:style-name="T6">.</text:span><text:span text:style-name="T18">respuestaLiberarCajaB </text:span><text:span text:style-name="T6">= respuestaLiberarCajaB;<text:line-break/> <text:s text:c="7"/></text:span><text:span text:style-name="T14">this</text:span><text:span text:style-name="T6">.</text:span><text:span text:style-name="T18">procesosRestantes </text:span><text:span text:style-name="T6">= procesosRestantes;<text:line-break/> <text:s text:c="7"/></text:span><text:span text:style-name="T28">// Las cajas compartidas estan<text:line-break/> <text:s text:c="7"/></text:span><text:span text:style-name="T14">this</text:span><text:span text:style-name="T6">.</text:span><text:span text:style-name="T18">cajaALibre </text:span><text:span text:style-name="T6">= </text:span><text:span text:style-name="T14">true</text:span><text:span text:style-name="T6">;<text:line-break/> <text:s text:c="7"/></text:span><text:span text:style-name="T14">this</text:span><text:span text:style-name="T6">.</text:span><text:span text:style-name="T18">cajaBLibre </text:span><text:span text:style-name="T6">= </text:span><text:span text:style-name="T14">true</text:span><text:span text:style-name="T6">;<text:line-break/> <text:s text:c="7"/></text:span><text:span text:style-name="T28">// Definir el selector<text:line-break/> <text:s text:c="7"/></text:span><text:span text:style-name="T14">this</text:span><text:span text:style-name="T6">.</text:span><text:span text:style-name="T18">selector </text:span><text:span text:style-name="T6">= </text:span><text:span text:style-name="T14">new </text:span><text:span text:style-name="T6">Selector();<text:line-break/> <text:s text:c="7"/></text:span><text:span text:style-name="T14">this</text:span><text:span text:style-name="T6">.</text:span><text:span text:style-name="T18">selector</text:span><text:span text:style-name="T6">.addSelectable(</text:span><text:span text:style-name="T14">this</text:span><text:span text:style-name="T6">.</text:span><text:span text:style-name="T18">solicitudCaja</text:span><text:span text:style-name="T6">, </text:span><text:span text:style-name="T14">false</text:span><text:span text:style-name="T6">);<text:line-break/> <text:s text:c="7"/></text:span><text:span text:style-name="T14">this</text:span><text:span text:style-name="T6">.</text:span><text:span text:style-name="T18">selector</text:span><text:span text:style-name="T6">.addSelectable(</text:span><text:span text:style-name="T14">this</text:span><text:span text:style-name="T6">.</text:span><text:span text:style-name="T18">abrirCajaA</text:span><text:span text:style-name="T6">, </text:span><text:span text:style-name="T14">false</text:span><text:span text:style-name="T6">);<text:line-break/> <text:s text:c="7"/></text:span><text:span text:style-name="T14">this</text:span><text:span text:style-name="T6">.</text:span><text:span text:style-name="T18">selector</text:span><text:span text:style-name="T6">.addSelectable(</text:span><text:span text:style-name="T14">this</text:span><text:span text:style-name="T6">.</text:span><text:span text:style-name="T18">liberarCajaA</text:span><text:span text:style-name="T6">, </text:span><text:span text:style-name="T14">false</text:span><text:span text:style-name="T6">);<text:line-break/> <text:s text:c="7"/></text:span><text:span text:style-name="T14">this</text:span><text:span text:style-name="T6">.</text:span><text:span text:style-name="T18">selector</text:span><text:span text:style-name="T6">.addSelectable(</text:span><text:span text:style-name="T14">this</text:span><text:span text:style-name="T6">.</text:span><text:span text:style-name="T18">abrirCajaB</text:span><text:span text:style-name="T6">, </text:span><text:span text:style-name="T14">false</text:span><text:span text:style-name="T6">);<text:line-break/> <text:s text:c="7"/></text:span><text:span text:style-name="T14">this</text:span><text:span text:style-name="T6">.</text:span><text:span text:style-name="T18">selector</text:span><text:span text:style-name="T6">.addSelectable(</text:span><text:span text:style-name="T14">this</text:span><text:span text:style-name="T6">.</text:span><text:span text:style-name="T18">liberarCajaB</text:span><text:span text:style-name="T6">, </text:span><text:span text:style-name="T14">false</text:span><text:span text:style-name="T6">);<text:line-break/> <text:s text:c="7"/></text:span><text:span text:style-name="T14">this</text:span><text:span text:style-name="T6">.</text:span><text:span text:style-name="T18">selector</text:span><text:span text:style-name="T6">.addSelectable(</text:span><text:span text:style-name="T14">this</text:span><text:span text:style-name="T6">.</text:span><text:span text:style-name="T18">buzonTerminar</text:span><text:span text:style-name="T6">, </text:span><text:span text:style-name="T14">false</text:span><text:span text:style-name="T6">);<text:line-break/> <text:s text:c="3"/>}<text:line-break/><text:line-break/> <text:s text:c="3"/></text:span><text:span text:style-name="T36">@Override<text:line-break/> <text:s text:c="3"/></text:span><text:span text:style-name="T14">public void </text:span><text:span text:style-name="T25">run</text:span><text:span text:style-name="T6">() {<text:line-break/> <text:s text:c="7"/></text:span><text:span text:style-name="T28">// Definimos las variables locales a utilizar en este metodo<text:line-break/> <text:s text:c="7"/></text:span><text:span text:style-name="T6">Integer id; </text:span><text:span text:style-name="T28">// El id del proceso que se está comunicando con el controlador<text:line-break/> <text:s text:c="7"/></text:span><text:span text:style-name="T14">int </text:span><text:span text:style-name="T6">tiempoEspera; </text:span><text:span text:style-name="T28">// El tiempo de espera estimado para la solicitud de caja<text:line-break/> <text:s text:c="7"/></text:span><text:span text:style-name="T6">String caja; </text:span><text:span text:style-name="T28">// Variable auxiliar para contener la caja asignada a la solicitud de caja<text:line-break/></text:span><text:soft-page-break/><text:span text:style-name="T28"><text:line-break/> <text:s text:c="7"/></text:span><text:span text:style-name="T14">do </text:span><text:span text:style-name="T6">{<text:line-break/> <text:s text:c="11"/></text:span><text:span text:style-name="T28">// Denifinimos las guardas del selector, se han puesto en orden del según su aparición en el switch<text:line-break/> <text:s text:c="11"/></text:span><text:span text:style-name="T18">solicitudCaja</text:span><text:span text:style-name="T6">.setGuardValue(</text:span><text:span text:style-name="T14">true</text:span><text:span text:style-name="T6">); <text:s text:c="13"/></text:span><text:span text:style-name="T28">// 1<text:line-break/> <text:s text:c="11"/></text:span><text:span text:style-name="T18">abrirCajaA</text:span><text:span text:style-name="T6">.setGuardValue(</text:span><text:span text:style-name="T18">cajaALibre</text:span><text:span text:style-name="T6">); <text:s text:c="10"/></text:span><text:span text:style-name="T28">// 2<text:line-break/> <text:s text:c="11"/></text:span><text:span text:style-name="T18">liberarCajaA</text:span><text:span text:style-name="T6">.setGuardValue(!</text:span><text:span text:style-name="T18">cajaALibre</text:span><text:span text:style-name="T6">); <text:s text:c="7"/></text:span><text:span text:style-name="T28">// 3<text:line-break/> <text:s text:c="11"/></text:span><text:span text:style-name="T18">abrirCajaB</text:span><text:span text:style-name="T6">.setGuardValue(</text:span><text:span text:style-name="T18">cajaBLibre</text:span><text:span text:style-name="T6">); <text:s text:c="10"/></text:span><text:span text:style-name="T28">// 4<text:line-break/> <text:s text:c="11"/></text:span><text:span text:style-name="T18">liberarCajaB</text:span><text:span text:style-name="T6">.setGuardValue(!</text:span><text:span text:style-name="T18">cajaBLibre</text:span><text:span text:style-name="T6">); <text:s text:c="7"/></text:span><text:span text:style-name="T28">// 5<text:line-break/> <text:s text:c="11"/></text:span><text:span text:style-name="T18">buzonTerminar</text:span><text:span text:style-name="T6">.setGuardValue(</text:span><text:span text:style-name="T14">true</text:span><text:span text:style-name="T6">); <text:s text:c="13"/></text:span><text:span text:style-name="T28">// 6<text:line-break/><text:line-break/> <text:s text:c="11"/></text:span><text:span text:style-name="T14">switch </text:span><text:span text:style-name="T6">(</text:span><text:span text:style-name="T18">selector</text:span><text:span text:style-name="T6">.selectOrBlock()) {<text:line-break/> <text:s text:c="15"/></text:span><text:span text:style-name="T14">case </text:span><text:span text:style-name="T22">1</text:span><text:span text:style-name="T6">:<text:line-break/> <text:s text:c="19"/>id = (Integer) </text:span><text:span text:style-name="T18">solicitudCaja</text:span><text:span text:style-name="T6">.receive(); </text:span><text:span text:style-name="T28">// Se obtiene el id del proceso persona según el mensaje<text:line-break/> <text:s text:c="19"/></text:span><text:span text:style-name="T6">tiempoEspera = generarTiempoEspera(); </text:span><text:span text:style-name="T28">// Se estima el tiempo que va a tardar<text:line-break/><text:line-break/> <text:s text:c="19"/>// Se le asigna una caja según el tiempo de pago<text:line-break/> <text:s text:c="19"/></text:span><text:span text:style-name="T14">if </text:span><text:span text:style-name="T6">(tiempoEspera &gt;= </text:span><text:span text:style-name="T17">MIN_TIEMPO_A</text:span><text:span text:style-name="T6">) caja = </text:span><text:span text:style-name="T17">CAJA_A</text:span><text:span text:style-name="T6">;<text:line-break/> <text:s text:c="19"/></text:span><text:span text:style-name="T14">else </text:span><text:span text:style-name="T6">caja = </text:span><text:span text:style-name="T17">CAJA_B</text:span><text:span text:style-name="T6">;<text:line-break/><text:line-break/> <text:s text:c="19"/></text:span><text:span text:style-name="T28">// Se le responde al proceso que solicitó con los datos estimados<text:line-break/> <text:s text:c="19"/></text:span><text:span text:style-name="T18">respuestaSolicitudCaja</text:span><text:span text:style-name="T6">[id].send(crearMensaje(tiempoEspera, caja));<text:line-break/> <text:s text:c="19"/></text:span><text:span text:style-name="T14">break</text:span><text:span text:style-name="T6">;<text:line-break/> <text:s text:c="15"/></text:span><text:span text:style-name="T14">case </text:span><text:span text:style-name="T22">2</text:span><text:span text:style-name="T6">:<text:line-break/> <text:s text:c="19"/>id = (Integer) </text:span><text:span text:style-name="T18">abrirCajaA</text:span><text:span text:style-name="T6">.receive(); </text:span><text:span text:style-name="T28">// Se obtiene el id del proceso persona según el mensaje<text:line-break/><text:line-break/> <text:s text:c="19"/>// Se le asigna el valor false a la cajaA para que ningún otro proceso pueda pedirla<text:line-break/> <text:s text:c="19"/></text:span><text:span text:style-name="T18">cajaALibre </text:span><text:span text:style-name="T6">= </text:span><text:span text:style-name="T14">false</text:span><text:span text:style-name="T6">;<text:line-break/><text:line-break/> <text:s text:c="19"/></text:span><text:span text:style-name="T28">// Se le responde al proceso que preguntó para que sepa que la operación ha terminado<text:line-break/> <text:s text:c="19"/></text:span><text:span text:style-name="T18">respuestaAbrirCajaA</text:span><text:span text:style-name="T6">[id].send(</text:span><text:span text:style-name="T17">OK</text:span><text:span text:style-name="T6">);<text:line-break/> <text:s text:c="19"/></text:span><text:span text:style-name="T14">break</text:span><text:span text:style-name="T6">;<text:line-break/> <text:s text:c="15"/></text:span><text:span text:style-name="T14">case </text:span><text:span text:style-name="T22">3</text:span><text:span text:style-name="T6">:<text:line-break/> <text:s text:c="19"/>id = (Integer) </text:span><text:span text:style-name="T18">liberarCajaA</text:span><text:span text:style-name="T6">.receive(); </text:span><text:span text:style-name="T28">// Se obtiene el id del proceso persona según el mensaje<text:line-break/><text:line-break/> <text:s text:c="19"/>// Se le asigna el valor true a la cajaA para liberla<text:line-break/> <text:s text:c="19"/></text:span><text:span text:style-name="T18">cajaALibre </text:span><text:span text:style-name="T6">= </text:span><text:span text:style-name="T14">true</text:span><text:span text:style-name="T6">;<text:line-break/><text:line-break/> <text:s text:c="19"/></text:span><text:span text:style-name="T28">// Se le responde al proceso que preguntó para que sepa que la operación ha terminado<text:line-break/> <text:s text:c="19"/></text:span><text:span text:style-name="T18">respuestaLiberarCajaA</text:span><text:span text:style-name="T6">[id].send(</text:span><text:span text:style-name="T17">OK</text:span><text:span text:style-name="T6">);<text:line-break/> <text:s text:c="19"/></text:span><text:span text:style-name="T14">break</text:span><text:span text:style-name="T6">;<text:line-break/> <text:s text:c="15"/></text:span><text:span text:style-name="T14">case </text:span><text:span text:style-name="T22">4</text:span><text:span text:style-name="T6">:<text:line-break/></text:span><text:soft-page-break/><text:span text:style-name="T6"> <text:s text:c="19"/>id = (Integer) </text:span><text:span text:style-name="T18">abrirCajaB</text:span><text:span text:style-name="T6">.receive(); </text:span><text:span text:style-name="T28">// Se obtiene el id del proceso persona según el mensaje<text:line-break/><text:line-break/> <text:s text:c="19"/>// Se le asigna el valor false a la cajaB para que ningún otro proceso pueda pedirla<text:line-break/> <text:s text:c="19"/></text:span><text:span text:style-name="T18">cajaBLibre </text:span><text:span text:style-name="T6">= </text:span><text:span text:style-name="T14">false</text:span><text:span text:style-name="T6">;<text:line-break/><text:line-break/> <text:s text:c="19"/></text:span><text:span text:style-name="T28">// Se le responde al proceso que preguntó para que sepa que la operación ha terminado<text:line-break/> <text:s text:c="19"/></text:span><text:span text:style-name="T18">respuestaAbrirCajaB</text:span><text:span text:style-name="T6">[id].send(</text:span><text:span text:style-name="T17">OK</text:span><text:span text:style-name="T6">);<text:line-break/> <text:s text:c="19"/></text:span><text:span text:style-name="T14">break</text:span><text:span text:style-name="T6">;<text:line-break/> <text:s text:c="15"/></text:span><text:span text:style-name="T14">case </text:span><text:span text:style-name="T22">5</text:span><text:span text:style-name="T6">:<text:line-break/> <text:s text:c="19"/>id = (Integer) </text:span><text:span text:style-name="T18">liberarCajaB</text:span><text:span text:style-name="T6">.receive();</text:span><text:span text:style-name="T28">// Se obtiene el id del proceso persona según el mensaje<text:line-break/><text:line-break/> <text:s text:c="19"/>// Se le asigna el valor true a la cajaA para liberla<text:line-break/> <text:s text:c="19"/></text:span><text:span text:style-name="T18">cajaBLibre </text:span><text:span text:style-name="T6">= </text:span><text:span text:style-name="T14">true</text:span><text:span text:style-name="T6">;<text:line-break/><text:line-break/> <text:s text:c="19"/></text:span><text:span text:style-name="T28">// Se le responde al proceso que preguntó para que sepa que la operación ha terminado<text:line-break/> <text:s text:c="19"/></text:span><text:span text:style-name="T18">respuestaLiberarCajaB</text:span><text:span text:style-name="T6">[id].send(</text:span><text:span text:style-name="T17">OK</text:span><text:span text:style-name="T6">);<text:line-break/> <text:s text:c="19"/></text:span><text:span text:style-name="T14">break</text:span><text:span text:style-name="T6">;<text:line-break/> <text:s text:c="15"/></text:span><text:span text:style-name="T14">case </text:span><text:span text:style-name="T22">6</text:span><text:span text:style-name="T6">:<text:line-break/> <text:s text:c="19"/></text:span><text:span text:style-name="T18">buzonTerminar</text:span><text:span text:style-name="T6">.receive(); </text:span><text:span text:style-name="T28">// Se recibe un mensaje cuando un proceso persona termina<text:line-break/> <text:s text:c="19"/></text:span><text:span text:style-name="T18">procesosRestantes</text:span><text:span text:style-name="T6">--; </text:span><text:span text:style-name="T28">// Se actualiza el número de procesos que siguen activos<text:line-break/> <text:s text:c="11"/></text:span><text:span text:style-name="T6">}<text:line-break/> <text:s text:c="11"/></text:span><text:span text:style-name="T28">// Se termina el proceso controlador cuando el número de procesos cliente sea cero.<text:line-break/> <text:s text:c="7"/></text:span><text:span text:style-name="T6">} </text:span><text:span text:style-name="T14">while </text:span><text:span text:style-name="T6">(</text:span><text:span text:style-name="T18">procesosRestantes </text:span><text:span text:style-name="T6">!= </text:span><text:span text:style-name="T22">0</text:span><text:span text:style-name="T6">);<text:line-break/> <text:s text:c="3"/>}<text:line-break/><text:line-break/> <text:s text:c="3"/></text:span><text:span text:style-name="T34">/**<text:line-break/> <text:s text:c="4"/>* Codifica los argumentos en un mensaje de String para poder pasar varios valores por MailBox sin tener que crear<text:line-break/> <text:s text:c="4"/>* un objeto serializable. Este mensaje debe ser "decodificado" por el proceso que lo recibe.<text:line-break/> <text:s text:c="4"/>*<text:line-break/> <text:s text:c="4"/>* </text:span><text:span text:style-name="T38">@param </text:span><text:span text:style-name="T39">tiempoEspera </text:span><text:span text:style-name="T34">tiempo en segundos que el proceso debe espera en caja<text:line-break/> <text:s text:c="4"/>* </text:span><text:span text:style-name="T38">@param </text:span><text:span text:style-name="T39">caja <text:s text:c="8"/></text:span><text:span text:style-name="T34">caja asignada<text:line-break/> <text:s text:c="4"/>* </text:span><text:span text:style-name="T38">@return </text:span><text:span text:style-name="T34">un string que contiene el tiempo y la caja asignada segados por un separador<text:line-break/> <text:s text:c="4"/>*/<text:line-break/> <text:s text:c="3"/></text:span><text:span text:style-name="T14">private </text:span><text:span text:style-name="T6">String </text:span><text:span text:style-name="T25">crearMensaje</text:span><text:span text:style-name="T6">(Integer tiempoEspera, String caja) {<text:line-break/> <text:s text:c="7"/></text:span><text:span text:style-name="T14">return </text:span><text:span text:style-name="T6">tiempoEspera.toString() + </text:span><text:span text:style-name="T17">SEPARADOR </text:span><text:span text:style-name="T6">+ caja;<text:line-break/> <text:s text:c="3"/>}<text:line-break/><text:line-break/> <text:s text:c="3"/></text:span><text:span text:style-name="T34">/**<text:line-break/> <text:s text:c="4"/>* Genera un número aleatorio entre MAX_TIEMPO y MIN_TIEMPO que representa el tiempo en segundos que un proceso<text:line-break/></text:span><text:soft-page-break/><text:span text:style-name="T34"> <text:s text:c="4"/>* tardará en pasar por caja<text:line-break/> <text:s text:c="4"/>*<text:line-break/> <text:s text:c="4"/>* </text:span><text:span text:style-name="T38">@return </text:span><text:span text:style-name="T34">un número entero aleatorio entre MAX_TIMEPO y MIN_TIEMPO<text:line-break/> <text:s text:c="4"/>*/<text:line-break/> <text:s text:c="3"/></text:span><text:span text:style-name="T14">public </text:span><text:span text:style-name="T6">Integer </text:span><text:span text:style-name="T25">generarTiempoEspera</text:span><text:span text:style-name="T6">() {<text:line-break/> <text:s text:c="7"/></text:span><text:span text:style-name="T14">return </text:span><text:span text:style-name="T6">(</text:span><text:span text:style-name="T14">int</text:span><text:span text:style-name="T6">) (Math.</text:span><text:span text:style-name="T7">random</text:span><text:span text:style-name="T6">() * (</text:span><text:span text:style-name="T17">MAX_TIEMPO </text:span><text:span text:style-name="T6">- </text:span><text:span text:style-name="T17">MIN_TIEMPO </text:span><text:span text:style-name="T6">+ </text:span><text:span text:style-name="T22">1</text:span><text:span text:style-name="T6">)) + </text:span><text:span text:style-name="T17">MIN_TIEMPO</text:span><text:span text:style-name="T6">;<text:line-break/> <text:s text:c="3"/>}<text:line-break/>}</text:span></text:p>
      <text:h text:style-name="P21" text:outline-level="4"><text:bookmark-start text:name="__RefHeading___Toc5133_3379123473"/>Persona<text:bookmark-end text:name="__RefHeading___Toc5133_3379123473"/></text:h>
      <text:p text:style-name="P23"><text:span text:style-name="T15">import </text:span><text:span text:style-name="T11">messagepassing.MailBox;<text:line-break/><text:line-break/></text:span><text:span text:style-name="T15">public class </text:span><text:span text:style-name="T11">Persona </text:span><text:span text:style-name="T15">extends </text:span><text:span text:style-name="T11">Thread {<text:line-break/> <text:s text:c="3"/></text:span><text:span text:style-name="T15">private static final int </text:span><text:span text:style-name="T19">N_REPETICIONES </text:span><text:span text:style-name="T11">= </text:span><text:span text:style-name="T23">5</text:span><text:span text:style-name="T11">;<text:line-break/> <text:s text:c="3"/></text:span><text:span text:style-name="T15">public static final int </text:span><text:span text:style-name="T19">MILIS_A_SEGUNDOS </text:span><text:span text:style-name="T11">= </text:span><text:span text:style-name="T23">1000</text:span><text:span text:style-name="T11">;<text:line-break/> <text:s text:c="3"/></text:span><text:span text:style-name="T15">public static final </text:span><text:span text:style-name="T11">String </text:span><text:span text:style-name="T19">OK </text:span><text:span text:style-name="T11">= </text:span><text:span text:style-name="T33">"ok"</text:span><text:span text:style-name="T11">;<text:line-break/> <text:s text:c="3"/></text:span><text:span text:style-name="T35">/****** Buzones de enviar ******/<text:line-break/> <text:s text:c="3"/></text:span><text:span text:style-name="T15">private final </text:span><text:span text:style-name="T11">MailBox </text:span><text:span text:style-name="T20">solicitudCaja</text:span><text:span text:style-name="T11">;<text:line-break/> <text:s text:c="3"/></text:span><text:span text:style-name="T29">// Recibe las solicitudes de los procesos persona que<text:line-break/> <text:s text:c="3"/>// quieren ser asignados a una caja.<text:line-break/><text:line-break/> <text:s text:c="3"/></text:span><text:span text:style-name="T15">private final </text:span><text:span text:style-name="T11">MailBox </text:span><text:span text:style-name="T20">buzonTerminar</text:span><text:span text:style-name="T11">;<text:line-break/> <text:s text:c="3"/></text:span><text:span text:style-name="T29">// Recibe mensajes de los procesos que terminan. Va asociado a la variable<text:line-break/> <text:s text:c="3"/>// procesosRestantes, cada vez que recibe uno, esta se decrementa. Cuando<text:line-break/> <text:s text:c="3"/>// Llegue a cero el proceso controlador debe terminar.<text:line-break/><text:line-break/> <text:s text:c="3"/>// Los siguientes buzones son para el control de la exclusión mutua<text:line-break/> <text:s text:c="3"/>// Sin embargo la exclusión mutua de la pantall se controla con un buzón<text:line-break/> <text:s text:c="3"/>// de testigo descentralizado.<text:line-break/><text:line-break/> <text:s text:c="3"/></text:span><text:span text:style-name="T15">private final </text:span><text:span text:style-name="T11">MailBox </text:span><text:span text:style-name="T20">abrirCajaA</text:span><text:span text:style-name="T11">;<text:line-break/> <text:s text:c="3"/></text:span><text:span text:style-name="T29">// Recibe peticiones de procesos persona que quieren obtener la<text:line-break/> <text:s text:c="3"/>// exclusión mútua de la caja A<text:line-break/><text:line-break/> <text:s text:c="3"/></text:span><text:span text:style-name="T15">private final </text:span><text:span text:style-name="T11">MailBox </text:span><text:span text:style-name="T20">liberarCajaA</text:span><text:span text:style-name="T11">;<text:line-break/> <text:s text:c="3"/></text:span><text:span text:style-name="T29">// Recibe mensajes del proceso que tiene la exclusión mútua de la<text:line-break/> <text:s text:c="3"/>// caja A para liberarla.<text:line-break/><text:line-break/> <text:s text:c="3"/></text:span><text:span text:style-name="T15">private final </text:span><text:span text:style-name="T11">MailBox </text:span><text:span text:style-name="T20">abrirCajaB</text:span><text:span text:style-name="T11">;<text:line-break/> <text:s text:c="3"/></text:span><text:span text:style-name="T29">// Recibe peticiones de procesos persona que quieren obtener la<text:line-break/> <text:s text:c="3"/>// exclusión mútua de la caja B.<text:line-break/><text:line-break/> <text:s text:c="3"/></text:span><text:span text:style-name="T15">private final </text:span><text:span text:style-name="T11">MailBox </text:span><text:span text:style-name="T20">liberarCajaB</text:span><text:span text:style-name="T11">;<text:line-break/> <text:s text:c="3"/></text:span><text:span text:style-name="T29">// Recibe mensajes del proceso que tiene la exclusión mútua de la<text:line-break/> <text:s text:c="3"/>// caja B para liberarla.<text:line-break/><text:line-break/> <text:s text:c="3"/></text:span><text:span text:style-name="T35">/****** Buzones de recibir******/<text:line-break/> <text:s text:c="3"/></text:span><text:span text:style-name="T29">// Como en Java la clase MailBox que representa un buzón no se puede pasar<text:line-break/> <text:s text:c="3"/>// como parámetro por MailBox, se debe tener<text:line-break/></text:span><text:soft-page-break/><text:span text:style-name="T29"> <text:s text:c="3"/>// los buzones respuesta ya presentes en la clase. De esta manera,<text:line-break/> <text:s text:c="3"/>// simplemente se puede pasar el id del proceso y<text:line-break/> <text:s text:c="3"/>// responder al buzón con la posición igual a este id, que será el de dicho<text:line-break/> <text:s text:c="3"/>// proceso.<text:line-break/><text:line-break/> <text:s text:c="3"/></text:span><text:span text:style-name="T15">private final </text:span><text:span text:style-name="T11">MailBox </text:span><text:span text:style-name="T20">respuestaSolicitudCaja</text:span><text:span text:style-name="T11">;<text:line-break/> <text:s text:c="3"/></text:span><text:span text:style-name="T29">// Para responder a las peticiones de SolicitudCaja<text:line-break/><text:line-break/> <text:s text:c="3"/></text:span><text:span text:style-name="T15">private final </text:span><text:span text:style-name="T11">MailBox </text:span><text:span text:style-name="T20">respuestaAbrirCajaA</text:span><text:span text:style-name="T11">;<text:line-break/> <text:s text:c="3"/></text:span><text:span text:style-name="T29">// Para responder a las peticiones de AbrirCajaA<text:line-break/><text:line-break/> <text:s text:c="3"/></text:span><text:span text:style-name="T15">private final </text:span><text:span text:style-name="T11">MailBox </text:span><text:span text:style-name="T20">respuestaLiberarCajaA</text:span><text:span text:style-name="T11">;<text:line-break/> <text:s text:c="3"/></text:span><text:span text:style-name="T29">// Para responder a las peticiones de LiberarCajaA;<text:line-break/><text:line-break/> <text:s text:c="3"/></text:span><text:span text:style-name="T15">private final </text:span><text:span text:style-name="T11">MailBox </text:span><text:span text:style-name="T20">respuestaAbrirCajaB</text:span><text:span text:style-name="T11">;<text:line-break/> <text:s text:c="3"/></text:span><text:span text:style-name="T29">// Para responder a las peticiones de AbrirCajaB;<text:line-break/><text:line-break/> <text:s text:c="3"/></text:span><text:span text:style-name="T15">private final </text:span><text:span text:style-name="T11">MailBox </text:span><text:span text:style-name="T20">respuestaLiberarCajaB</text:span><text:span text:style-name="T11">;<text:line-break/> <text:s text:c="3"/></text:span><text:span text:style-name="T29">// Para responder a las peticiones de LiberarCajaB;<text:line-break/><text:line-break/> <text:s text:c="3"/></text:span><text:span text:style-name="T35">/****** Buzón control del a exclusión mutua pantalla con testigo ******/<text:line-break/> <text:s text:c="3"/></text:span><text:span text:style-name="T15">private final </text:span><text:span text:style-name="T11">MailBox </text:span><text:span text:style-name="T20">mutexEscritura</text:span><text:span text:style-name="T11">;<text:line-break/> <text:s text:c="3"/></text:span><text:span text:style-name="T29">// Este buzón sirve para el control de la exclusión mutua mediante paso de<text:line-break/> <text:s text:c="3"/>// testigo.<text:line-break/><text:line-break/> <text:s text:c="3"/></text:span><text:span text:style-name="T15">private final </text:span><text:span text:style-name="T11">Integer </text:span><text:span text:style-name="T20">id</text:span><text:span text:style-name="T11">;<text:line-break/> <text:s text:c="3"/></text:span><text:span text:style-name="T29">// El id del proceso<text:line-break/><text:line-break/> <text:s text:c="3"/></text:span><text:span text:style-name="T15">private </text:span><text:span text:style-name="T11">String </text:span><text:span text:style-name="T20">caja</text:span><text:span text:style-name="T11">; </text:span><text:span text:style-name="T29">// También puede ser un enum<text:line-break/> <text:s text:c="3"/>// Guardamos la caja utilizada para imprimir en el mensaje más tarde<text:line-break/><text:line-break/> <text:s text:c="3"/></text:span><text:span text:style-name="T15">private </text:span><text:span text:style-name="T11">Integer </text:span><text:span text:style-name="T20">tiempoPago</text:span><text:span text:style-name="T11">;<text:line-break/> <text:s text:c="3"/></text:span><text:span text:style-name="T29">// El tiempo que pasa la persona en caja.<text:line-break/><text:line-break/><text:line-break/> <text:s text:c="3"/></text:span><text:span text:style-name="T15">public </text:span><text:span text:style-name="T26">Persona</text:span><text:span text:style-name="T11">(Integer id, MailBox solicitudCaja, MailBox buzonTerminar,</text:span><text:span text:style-name="T29"><text:line-break/> <text:s text:c="3"/></text:span><text:span text:style-name="T11">MailBox abrirCajaA, MailBox liberarCajaA, MailBox abrirCajaB, MailBox</text:span><text:span text:style-name="T29"><text:line-break/> <text:s text:c="3"/></text:span><text:span text:style-name="T11">liberarCajaB, MailBox respuestaSolicitudCaja, MailBox respuestaAbrirCajaA,</text:span><text:span text:style-name="T29"><text:line-break/> <text:s text:c="3"/></text:span><text:span text:style-name="T11">MailBox respuestaLiberarCajaA, MailBox respuestaAbrirCajaB, MailBox</text:span><text:span text:style-name="T29"><text:line-break/> <text:s text:c="2"/></text:span><text:span text:style-name="T11"><text:s/>respuestaLiberarCajaB, MailBox mutexEscritura) {<text:line-break/> <text:s text:c="7"/></text:span><text:span text:style-name="T15">this</text:span><text:span text:style-name="T11">.</text:span><text:span text:style-name="T20">id </text:span><text:span text:style-name="T11">= id;<text:line-break/> <text:s text:c="7"/></text:span><text:span text:style-name="T15">this</text:span><text:span text:style-name="T11">.</text:span><text:span text:style-name="T20">solicitudCaja </text:span><text:span text:style-name="T11">= solicitudCaja;<text:line-break/> <text:s text:c="7"/></text:span><text:span text:style-name="T15">this</text:span><text:span text:style-name="T11">.</text:span><text:span text:style-name="T20">buzonTerminar </text:span><text:span text:style-name="T11">= buzonTerminar;<text:line-break/> <text:s text:c="7"/></text:span><text:span text:style-name="T15">this</text:span><text:span text:style-name="T11">.</text:span><text:span text:style-name="T20">abrirCajaA </text:span><text:span text:style-name="T11">= abrirCajaA;<text:line-break/> <text:s text:c="7"/></text:span><text:span text:style-name="T15">this</text:span><text:span text:style-name="T11">.</text:span><text:span text:style-name="T20">liberarCajaA </text:span><text:span text:style-name="T11">= liberarCajaA;<text:line-break/> <text:s text:c="7"/></text:span><text:span text:style-name="T15">this</text:span><text:span text:style-name="T11">.</text:span><text:span text:style-name="T20">abrirCajaB </text:span><text:span text:style-name="T11">= abrirCajaB;<text:line-break/> <text:s text:c="7"/></text:span><text:span text:style-name="T15">this</text:span><text:span text:style-name="T11">.</text:span><text:span text:style-name="T20">liberarCajaB </text:span><text:span text:style-name="T11">= liberarCajaB;<text:line-break/> <text:s text:c="7"/></text:span><text:span text:style-name="T15">this</text:span><text:span text:style-name="T11">.</text:span><text:span text:style-name="T20">respuestaSolicitudCaja </text:span><text:span text:style-name="T11">= respuestaSolicitudCaja;<text:line-break/> <text:s text:c="7"/></text:span><text:span text:style-name="T15">this</text:span><text:span text:style-name="T11">.</text:span><text:span text:style-name="T20">respuestaAbrirCajaA </text:span><text:span text:style-name="T11">= respuestaAbrirCajaA;<text:line-break/> <text:s text:c="7"/></text:span><text:span text:style-name="T15">this</text:span><text:span text:style-name="T11">.</text:span><text:span text:style-name="T20">respuestaLiberarCajaA </text:span><text:span text:style-name="T11">= respuestaLiberarCajaA;<text:line-break/> <text:s text:c="7"/></text:span><text:span text:style-name="T15">this</text:span><text:span text:style-name="T11">.</text:span><text:span text:style-name="T20">respuestaAbrirCajaB </text:span><text:span text:style-name="T11">= respuestaAbrirCajaB;<text:line-break/></text:span><text:soft-page-break/><text:span text:style-name="T11"> <text:s text:c="7"/></text:span><text:span text:style-name="T15">this</text:span><text:span text:style-name="T11">.</text:span><text:span text:style-name="T20">respuestaLiberarCajaB </text:span><text:span text:style-name="T11">= respuestaLiberarCajaB;<text:line-break/> <text:s text:c="7"/></text:span><text:span text:style-name="T15">this</text:span><text:span text:style-name="T11">.</text:span><text:span text:style-name="T20">mutexEscritura </text:span><text:span text:style-name="T11">= mutexEscritura;<text:line-break/> <text:s text:c="3"/>}<text:line-break/><text:line-break/> <text:s text:c="3"/></text:span><text:span text:style-name="T15">public </text:span><text:span text:style-name="T11">Integer </text:span><text:span text:style-name="T26">tiempoPaseoPorLaTienda</text:span><text:span text:style-name="T11">() {<text:line-break/> <text:s text:c="7"/></text:span><text:span text:style-name="T15">return </text:span><text:span text:style-name="T11">((</text:span><text:span text:style-name="T15">int</text:span><text:span text:style-name="T11">) (Math.</text:span><text:span text:style-name="T12">random</text:span><text:span text:style-name="T11">() * </text:span><text:span text:style-name="T23">11</text:span><text:span text:style-name="T11">)) * </text:span><text:span text:style-name="T23">1000</text:span><text:span text:style-name="T11">;<text:line-break/> <text:s text:c="3"/>}<text:line-break/><text:line-break/> <text:s text:c="3"/></text:span><text:span text:style-name="T37">@Override<text:line-break/> <text:s text:c="3"/></text:span><text:span text:style-name="T15">public void </text:span><text:span text:style-name="T26">run</text:span><text:span text:style-name="T11">() {<text:line-break/> <text:s text:c="7"/></text:span><text:span text:style-name="T15">for </text:span><text:span text:style-name="T11">(</text:span><text:span text:style-name="T15">int </text:span><text:span text:style-name="T11">i = </text:span><text:span text:style-name="T23">0</text:span><text:span text:style-name="T11">; i &lt; </text:span><text:span text:style-name="T19">N_REPETICIONES</text:span><text:span text:style-name="T11">; i++) {<text:line-break/><text:line-break/> <text:s text:c="11"/></text:span><text:span text:style-name="T29">///// 1 Realiza la compra<text:line-break/> <text:s text:c="11"/></text:span><text:span text:style-name="T15">try </text:span><text:span text:style-name="T11">{<text:line-break/> <text:s text:c="15"/></text:span><text:span text:style-name="T29">// Este tiempo de espera simula a la persona paseando por la<text:line-break/> <text:s text:c="15"/>// tienda o algo<text:line-break/> <text:s text:c="15"/></text:span><text:span text:style-name="T11">Thread.</text:span><text:span text:style-name="T12">sleep</text:span><text:span text:style-name="T11">(tiempoPaseoPorLaTienda());<text:line-break/> <text:s text:c="11"/>} </text:span><text:span text:style-name="T15">catch </text:span><text:span text:style-name="T11">(Exception ignored) {}<text:line-break/><text:line-break/> <text:s text:c="11"/></text:span><text:span text:style-name="T29">///// 2 Solicita una Caja<text:line-break/> <text:s text:c="11"/></text:span><text:span text:style-name="T20">solicitudCaja</text:span><text:span text:style-name="T11">.send(</text:span><text:span text:style-name="T20">id</text:span><text:span text:style-name="T11">); </text:span><text:span text:style-name="T29">// Se hace una solicitud de caja<text:line-break/> <text:s text:c="11"/>// Se espera la respuesta que es un mensaje que contiene el tiempo<text:line-break/> <text:s text:c="11"/>// de espera en caja y la caja asignada<text:line-break/> <text:s text:c="11"/></text:span><text:span text:style-name="T11">String respuestaSolicitud = </text:span><text:span text:style-name="T20">respuestaSolicitudCaja</text:span><text:span text:style-name="T11">. <text:s/></text:span><text:span text:style-name="T29"><text:line-break/> <text:s text:c="39"/></text:span><text:span text:style-name="T11">receive().toString();<text:line-break/><text:line-break/> <text:s text:c="11"/></text:span><text:span text:style-name="T29">// Este Método separa el mensaje escrito en String e inserta los<text:line-break/> <text:s text:c="11"/>// valores en las variables tiempoPago y caja<text:line-break/> <text:s text:c="11"/></text:span><text:span text:style-name="T11">decodificarMensaje(respuestaSolicitud);<text:line-break/><text:line-break/> <text:s text:c="11"/></text:span><text:span text:style-name="T29">///// 3 y 4 realiza el pago en una caja y las libera<text:line-break/> <text:s text:c="11"/>// Solicitas exclusión mutua de la caja correspondiente<text:line-break/> <text:s text:c="11"/></text:span><text:span text:style-name="T15">if </text:span><text:span text:style-name="T11">(</text:span><text:span text:style-name="T20">caja</text:span><text:span text:style-name="T11">.equals(Controlador.</text:span><text:span text:style-name="T19">CAJA_A</text:span><text:span text:style-name="T11">)) {<text:line-break/> <text:s text:c="15"/></text:span><text:span text:style-name="T20">abrirCajaA</text:span><text:span text:style-name="T11">.send(</text:span><text:span text:style-name="T20">id</text:span><text:span text:style-name="T11">); </text:span><text:span text:style-name="T29">// Solicita exclusión mutua<text:line-break/> <text:s text:c="15"/></text:span><text:span text:style-name="T20">respuestaAbrirCajaA</text:span><text:span text:style-name="T11">.receive(); </text:span><text:span text:style-name="T29">// Se espera la respuesta<text:line-break/> <text:s text:c="15"/></text:span><text:span text:style-name="T15">try </text:span><text:span text:style-name="T11">{<text:line-break/> <text:s text:c="19"/>Thread.</text:span><text:span text:style-name="T12">sleep</text:span><text:span text:style-name="T11">(</text:span><text:span text:style-name="T20">tiempoPago </text:span><text:span text:style-name="T11">* </text:span><text:span text:style-name="T19">MILIS_A_SEGUNDOS</text:span><text:span text:style-name="T11">); </text:span><text:span text:style-name="T29">// Se espera el<text:line-break/> <text:s text:c="59"/>// tiempo de pago<text:line-break/> <text:s text:c="15"/></text:span><text:span text:style-name="T11">} </text:span><text:span text:style-name="T15">catch </text:span><text:span text:style-name="T11">(Exception ignored) {}<text:line-break/><text:line-break/> <text:s text:c="15"/></text:span><text:span text:style-name="T20">liberarCajaA</text:span><text:span text:style-name="T11">.send(</text:span><text:span text:style-name="T20">id</text:span><text:span text:style-name="T11">); </text:span><text:span text:style-name="T29">// Se envia petición de liberaciópn de la<text:line-break/> <text:s text:c="38"/>// exclusión mutua<text:line-break/> <text:s text:c="15"/></text:span><text:span text:style-name="T20">respuestaLiberarCajaA</text:span><text:span text:style-name="T11">.receive(); </text:span><text:span text:style-name="T29">// Se recibe un mensaje cuando</text:span><text:span text:style-name="T30"><text:line-break/> <text:s text:c="48"/>//</text:span><text:span text:style-name="T29"> se libera exitosamente<text:line-break/> <text:s text:c="11"/></text:span><text:span text:style-name="T11">} </text:span><text:span text:style-name="T15">else </text:span><text:span text:style-name="T11">{<text:line-break/> <text:s text:c="15"/></text:span><text:span text:style-name="T20">abrirCajaB</text:span><text:span text:style-name="T11">.send(</text:span><text:span text:style-name="T20">id</text:span><text:span text:style-name="T11">); </text:span><text:span text:style-name="T29">// Solicita exclusión mutua<text:line-break/> <text:s text:c="15"/></text:span><text:span text:style-name="T20">respuestaAbrirCajaB</text:span><text:span text:style-name="T11">.receive(); </text:span><text:span text:style-name="T29">// Se espera la respuesta<text:line-break/> <text:s text:c="15"/></text:span><text:span text:style-name="T15">try </text:span><text:span text:style-name="T11">{<text:line-break/> <text:s text:c="19"/>Thread.</text:span><text:span text:style-name="T12">sleep</text:span><text:span text:style-name="T11">(</text:span><text:span text:style-name="T20">tiempoPago </text:span><text:span text:style-name="T11">* </text:span><text:span text:style-name="T19">MILIS_A_SEGUNDOS</text:span><text:span text:style-name="T11">); </text:span><text:span text:style-name="T29">// Se espera el</text:span><text:span text:style-name="T30"><text:line-break/> <text:s text:c="62"/>//</text:span><text:span text:style-name="T29"> tiempo de pago<text:line-break/> <text:s text:c="15"/></text:span><text:span text:style-name="T11">} </text:span><text:span text:style-name="T15">catch </text:span><text:span text:style-name="T11">(Exception ignored) {}<text:line-break/></text:span><text:soft-page-break/><text:span text:style-name="T11"><text:line-break/> <text:s text:c="15"/></text:span><text:span text:style-name="T20">liberarCajaB</text:span><text:span text:style-name="T11">.send(</text:span><text:span text:style-name="T20">id</text:span><text:span text:style-name="T11">); </text:span><text:span text:style-name="T29">// Se envia petición de liberaciópn de la</text:span><text:span text:style-name="T30"><text:line-break/> <text:s text:c="38"/>//</text:span><text:span text:style-name="T29"> exclusión mutua<text:line-break/> <text:s text:c="15"/></text:span><text:span text:style-name="T20">respuestaLiberarCajaB</text:span><text:span text:style-name="T11">.receive(); </text:span><text:span text:style-name="T29">// Se recibe un mensaje cuando<text:line-break/> <text:s text:c="48"/>// se libera exitosamente<text:line-break/> <text:s text:c="11"/></text:span><text:span text:style-name="T11">}<text:line-break/><text:line-break/> <text:s text:c="11"/></text:span><text:span text:style-name="T29">///// 5 Imprime en pantalla información<text:line-break/> <text:s text:c="11"/></text:span><text:span text:style-name="T20">mutexEscritura</text:span><text:span text:style-name="T11">.receive(); </text:span><text:span text:style-name="T29">// Solicita la exlucisón mutua<text:line-break/><text:line-break/> <text:s text:c="11"/>// Imprime por pantalla la información del pago<text:line-break/> <text:s text:c="11"/>// informaciónDelPago forma el mensaje según enunciado<text:line-break/> <text:s text:c="11"/></text:span><text:span text:style-name="T11">System.</text:span><text:span text:style-name="T19">out</text:span><text:span text:style-name="T11">.println(informacionDelPago());<text:line-break/><text:line-break/> <text:s text:c="11"/></text:span><text:span text:style-name="T20">mutexEscritura</text:span><text:span text:style-name="T11">.send(</text:span><text:span text:style-name="T19">OK</text:span><text:span text:style-name="T11">); </text:span><text:span text:style-name="T29">// Solicita la exlucisón mutua<text:line-break/> <text:s text:c="7"/></text:span><text:span text:style-name="T11">}<text:line-break/> <text:s text:c="7"/></text:span><text:span text:style-name="T20">buzonTerminar</text:span><text:span text:style-name="T11">.send(</text:span><text:span text:style-name="T19">OK</text:span><text:span text:style-name="T11">); </text:span><text:span text:style-name="T29">// Se informa al controlador cuando se termina<text:line-break/> <text:s text:c="31"/>// de el proceso<text:line-break/> <text:s text:c="3"/></text:span><text:span text:style-name="T11">}<text:line-break/><text:line-break/> <text:s text:c="3"/></text:span><text:span text:style-name="T15">private </text:span><text:span text:style-name="T11">String </text:span><text:span text:style-name="T26">informacionDelPago</text:span><text:span text:style-name="T11">() {<text:line-break/> <text:s text:c="7"/></text:span><text:span text:style-name="T15">return </text:span><text:span text:style-name="T33">"</text:span><text:span text:style-name="T15">\n</text:span><text:span text:style-name="T33">Persona " </text:span><text:span text:style-name="T11">+ </text:span><text:span text:style-name="T20">id </text:span><text:span text:style-name="T11">+ </text:span><text:span text:style-name="T33">" ha usado la caja " </text:span><text:span text:style-name="T11">+ </text:span><text:span text:style-name="T20">caja </text:span><text:span text:style-name="T11">+ </text:span><text:span text:style-name="T33">"</text:span><text:span text:style-name="T15">\n</text:span><text:span text:style-name="T33">Tiempo de pago = " </text:span><text:span text:style-name="T11">+ </text:span><text:span text:style-name="T20">tiempoPago </text:span><text:span text:style-name="T11">+ </text:span><text:span text:style-name="T33">"</text:span><text:span text:style-name="T15">\n\t</text:span><text:span text:style-name="T33">Thread.sleep(" </text:span><text:span text:style-name="T11">+ </text:span><text:span text:style-name="T20">tiempoPago </text:span><text:span text:style-name="T11">+ </text:span><text:span text:style-name="T33">")</text:span><text:span text:style-name="T15">\n</text:span><text:span text:style-name="T33">" </text:span><text:span text:style-name="T11">+ </text:span><text:span text:style-name="T33">"Persona " </text:span><text:span text:style-name="T11">+ </text:span><text:span text:style-name="T20">id </text:span><text:span text:style-name="T11">+ </text:span><text:span text:style-name="T33">" liberando la caja " </text:span><text:span text:style-name="T11">+ </text:span><text:span text:style-name="T20">caja</text:span><text:span text:style-name="T11">;<text:line-break/> <text:s text:c="3"/>}<text:line-break/><text:line-break/> <text:s text:c="3"/></text:span><text:span text:style-name="T15">private void </text:span><text:span text:style-name="T26">decodificarMensaje</text:span><text:span text:style-name="T11">(String respuestaSolicitud) {<text:line-break/> <text:s text:c="7"/></text:span><text:span text:style-name="T29">// Se separa los elementos por el separador</text:span><text:span text:style-name="T11"><text:line-break/> <text:s text:c="7"/>String[] elementos = respuestaSolicitud.split(Controlador.</text:span><text:span text:style-name="T19">SEPARADOR</text:span><text:span text:style-name="T11">); <text:line-break/></text:span><text:span text:style-name="T29"> <text:s text:c="7"/>// Se castea el primero a integer, este representa el tiempo de pago<text:line-break/> <text:s text:c="7"/></text:span><text:span text:style-name="T15">this</text:span><text:span text:style-name="T11">.</text:span><text:span text:style-name="T20">tiempoPago </text:span><text:span text:style-name="T11">= Integer.</text:span><text:span text:style-name="T12">valueOf</text:span><text:span text:style-name="T11">(elementos[</text:span><text:span text:style-name="T23">0</text:span><text:span text:style-name="T11">]);<text:line-break/> <text:s text:c="7"/></text:span><text:span text:style-name="T15">this</text:span><text:span text:style-name="T11">.</text:span><text:span text:style-name="T20">caja </text:span><text:span text:style-name="T11">= elementos[</text:span><text:span text:style-name="T23">1</text:span><text:span text:style-name="T11">]; </text:span><text:span text:style-name="T29">// Este valor representa la caja a la que se<text:line-break/> <text:s text:c="33"/>// le ha asignado el proceso<text:line-break/> <text:s text:c="3"/></text:span><text:span text:style-name="T11">}<text:line-break/>}</text:span></text:p>
      <text:p text:style-name="P22"/>
      <text:h text:style-name="P19" text:outline-level="2"><text:bookmark-start text:name="__RefHeading___Toc5135_3379123473"/>Recursos No Compartibles y Secciones Críticas<text:bookmark-end text:name="__RefHeading___Toc5135_3379123473"/></text:h>
      <text:p text:style-name="P28">Los recursos no compartibles en este algoritmo son las cajas A y B y las pantalla. Los dos primeros lo hacen con buzones centralizados en el controlador, mientras que la pantalla se hace a través de paso de testigo.</text:p>
      <text:p text:style-name="P28">En las cajas tenemos primero una simulación de una cola inicial de solicitud de caja donde se le asigna un tiempo de espera y una caja según este tiempo de espera al proceso Persona. En el pseudocódigo esto se consigue teniendo un buzon centralizado de solicitudes donde las Personas envían sus buzones donde esperan respuesta, de esta manera el controlador puede ir asignando y enviando los resultados a los buzones respuesta recibidos a través del buzón de solictudes centralizado. De la misma manera se <text:soft-page-break/>utilizan los buzones de solicitud y liberación de caja. En el de solicitud de caja que solo se lee si la variable booleana de caja dice que esta se encuentra libre, se le da el estado ocupado a la caja, dandole así la exclusión mutua al proceso Persona que envió el buzón de respuesta. Por el contrario, en el buzón liberar solo se lee cuando la caja correspondiente se encuentra ocupada y <text:s/>solo le puede enviar mensajes el proceso Persona que actualmente tiene la exclusión mutua.</text:p>
      <text:p text:style-name="P28">Cuando los procesos Persona tienen la exclusión mutua pueden ejecutar la sección critica que se encuentra entre las llamadas de abrir caja y liberar caja que garantizan la exclusión mutua. Como se trata de una simulación solo se duerme el proceso en estas.</text:p>
      <text:p text:style-name="P26"><text:span text:style-name="T41">El recurso no compartible pantalla asegura la exclusión mutua mediante paso de testigos. El proceso main envía el primer mensaje. Desde entonces, los procesos Persona solo tieen que ejecutar la sección criti entre las llamadas de recibir mensjae y enviar otro para pasar el testigo al siguiente proces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JetBrains Mono" svg:font-family="'JetBrains Mono'" style:font-family-generic="roman" style:font-pitch="variable"/>
    <style:font-face style:name="JetBrainsMono NF" svg:font-family="'JetBrainsMono NF'"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emana2000" svg:font-family="Vemana2000" style:font-adornments="Itálica" style:font-pitch="variable"/>
    <style:font-face style:name="Vemana20001" svg:font-family="Vemana2000" style:font-adornments="Normal" style:font-pitch="variable"/>
    <style:font-face style:name="arial" svg:font-family="arial" style:font-adornments="Norm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fo:font-variant="small-caps" fo:color="#000000" loext:opacity="100%" style:font-name="Vemana20001" fo:font-family="Vemana2000" style:font-style-name="Normal"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text-properties style:font-name="Liberation Sans1" fo:font-family="'Liberation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ext-properties fo:font-variant="small-caps" fo:color="#000000" loext:opacity="100%" style:font-name="Vemana20001" fo:font-family="Vemana2000" style:font-style-name="Normal" style:font-pitch="variable" fo:font-size="150%" fo:font-style="normal"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fo:font-variant="small-caps" fo:color="#000000" loext:opacity="100%" style:font-name="Vemana2000" fo:font-family="Vemana2000" style:font-style-name="Itálica" style:font-pitch="variable" fo:font-size="135%" fo:font-style="normal" fo:font-weight="normal" style:text-blinking="false"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15%"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fo:font-size="14pt" fo:font-style="normal" fo:font-weight="normal"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color="#7f7f7f" loext:opacity="100%" style:font-name="arial" fo:font-family="arial" style:font-style-name="Normal" style:font-family-generic="swiss" fo:font-size="10pt"/>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17393" officeooo:paragraph-rsid="0029b662"/>
    </style:style>
    <style:style style:name="MT1" style:family="text">
      <style:text-properties officeooo:rsid="002ada16"/>
    </style:style>
    <style:style style:name="MT2" style:family="text">
      <style:text-properties fo:color="#7f7f7f" loext:opacity="100%" style:font-name="arial" fo:font-size="10pt" officeooo:rsid="002ada16"/>
    </style:style>
    <style:style style:name="MT3" style:family="text">
      <style:text-properties fo:color="#7f7f7f" loext:opacity="100%" style:font-name="arial" fo:font-size="10pt" officeooo:rsid="0029b662"/>
    </style:style>
    <style:style style:name="MT4" style:family="text">
      <style:text-properties style:font-name="Liberation Seri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3</text:span>º <text:span text:style-name="MT1">Curso</text:span><text:tab/><text:span text:style-name="MT1">Universidad de Murcia</text:span><text:tab/><text:span text:style-name="MT2">10</text:span>/<text:span text:style-name="MT3">0</text:span><text:span text:style-name="MT2">2</text:span><text:span text:style-name="MT3">/</text:span>202<text:span text:style-name="MT1">4</text:span></text:p>
      </style:header>
      <style:footer>
        <text:p text:style-name="Footer"><text:tab/><text:span text:style-name="MT4"><text:page-number text:select-page="current">22</text:page-number></text:span></text:p>
      </style:footer>
    </style:master-page>
    <style:master-page style:name="Index" style:page-layout-name="Mpm2"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0T16:47:14.540000000</meta:creation-date>
    <meta:editing-duration>PT2H47M2S</meta:editing-duration>
    <meta:editing-cycles>21</meta:editing-cycles>
    <meta:generator>LibreOffice/7.6.6.3$Linux_X86_64 LibreOffice_project/60$Build-3</meta:generator>
    <dc:title>PlantillaDAM2</dc:title>
    <dc:date>2024-04-21T22:58:20.552251619</dc:date>
    <meta:document-statistic meta:table-count="0" meta:image-count="0" meta:object-count="0" meta:page-count="22" meta:paragraph-count="238" meta:word-count="3698" meta:character-count="30401" meta:non-whitespace-character-count="22757"/>
    <meta:template xlink:type="simple" xlink:actuate="onRequest" xlink:title="PlantillaDAM2" xlink:href="../../../../AppData/Roaming/LibreOffice/4/user/template/PlantillaDAM2.ott" meta:date="2024-02-10T16:47:14.317000000"/>
  </office:meta>
</office:document-meta>
</file>